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78.69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72.54pt"/>
    </style:style>
    <style:style style:name="co6" style:family="table-column">
      <style:table-column-properties fo:break-before="auto" style:column-width="69.4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9.51pt"/>
    </style:style>
    <style:style style:name="co9" style:family="table-column">
      <style:table-column-properties fo:break-before="auto" style:column-width="91.05pt"/>
    </style:style>
    <style:style style:name="co10" style:family="table-column">
      <style:table-column-properties fo:break-before="auto" style:column-width="86.46pt"/>
    </style:style>
    <style:style style:name="co11" style:family="table-column">
      <style:table-column-properties fo:break-before="auto" style:column-width="82.54pt"/>
    </style:style>
    <style:style style:name="co12" style:family="table-column">
      <style:table-column-properties fo:break-before="auto" style:column-width="87.99pt"/>
    </style:style>
    <style:style style:name="co13" style:family="table-column">
      <style:table-column-properties fo:break-before="auto" style:column-width="91.84pt"/>
    </style:style>
    <style:style style:name="co14" style:family="table-column">
      <style:table-column-properties fo:break-before="auto" style:column-width="108.06pt"/>
    </style:style>
    <style:style style:name="ro1" style:family="table-row">
      <style:table-row-properties style:row-height="18.7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>
      <style:table-cell-properties fo:background-color="#00aaad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" style:family="table-cell" style:parent-style-name="Default">
      <style:table-cell-properties fo:background-color="#ffdaa2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ffdaa2"/>
    </style:style>
    <style:style style:name="ce15" style:family="table-cell" style:parent-style-name="Default">
      <style:table-cell-properties fo:background-color="transparent"/>
      <style:text-properties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72bf44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72bf44"/>
    </style:style>
    <style:style style:name="ce20" style:family="table-cell" style:parent-style-name="Default">
      <style:table-cell-properties fo:background-color="#00aaad" style:text-align-source="fix" style:repeat-content="false"/>
      <style:paragraph-properties fo:text-align="end" fo:margin-left="0pt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fo:background-color="#00aaad" style:text-align-source="fix" style:repeat-content="false"/>
      <style:paragraph-properties fo:text-align="end" fo:margin-left="0pt"/>
      <style:text-properties style:text-outline="false" style:text-line-through-style="none" style:text-line-through-type="none" style:font-name="Arial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 PL SungtiL GB" style:font-size-asian="12pt" style:language-asian="zh" style:country-asian="CN" style:font-style-asian="italic" style:font-weight-asian="bold" style:font-name-complex="Lohit Devanagari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65c295"/>
    </style:style>
    <style:style style:name="ce24" style:family="table-cell" style:parent-style-name="Default">
      <style:table-cell-properties fo:background-color="#65c295"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4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0" table:default-cell-style-name="ce6"/>
        <table:table-column table:style-name="co12" table:default-cell-style-name="ce6"/>
        <table:table-column table:style-name="co9" table:default-cell-style-name="ce6"/>
        <table:table-column table:style-name="co10" table:default-cell-style-name="ce6"/>
        <table:table-column table:style-name="co13" table:default-cell-style-name="ce6"/>
        <table:table-column table:style-name="co14" table:default-cell-style-name="ce24"/>
        <table:table-row table:style-name="ro1">
          <table:table-cell table:style-name="ce1" office:value-type="string" calcext:value-type="string">
            <text:p>Detector and Descriptor combinations with relative TTCs over frames</text:p>
          </table:table-cell>
          <table:table-cell table:style-name="ce3"/>
          <table:table-cell table:style-name="ce10" table:number-columns-repeated="19"/>
        </table:table-row>
        <table:table-row table:style-name="ro1">
          <table:table-cell table:style-name="ce2" table:number-columns-repeated="2"/>
          <table:table-cell table:style-name="ce20" office:value-type="string" calcext:value-type="string">
            <text:p>TTC 1→2</text:p>
          </table:table-cell>
          <table:table-cell table:style-name="ce20" office:value-type="string" calcext:value-type="string">
            <text:p>TTC 2→3</text:p>
          </table:table-cell>
          <table:table-cell table:style-name="ce20" office:value-type="string" calcext:value-type="string">
            <text:p>TTC 3→4</text:p>
          </table:table-cell>
          <table:table-cell table:style-name="ce20" office:value-type="string" calcext:value-type="string">
            <text:p>TTC 4→5</text:p>
          </table:table-cell>
          <table:table-cell table:style-name="ce20" office:value-type="string" calcext:value-type="string">
            <text:p>TTC 5→6</text:p>
          </table:table-cell>
          <table:table-cell table:style-name="ce20" office:value-type="string" calcext:value-type="string">
            <text:p>TTC 6→7</text:p>
          </table:table-cell>
          <table:table-cell table:style-name="ce20" office:value-type="string" calcext:value-type="string">
            <text:p>TTC 7→8</text:p>
          </table:table-cell>
          <table:table-cell table:style-name="ce20" office:value-type="string" calcext:value-type="string">
            <text:p>TTC 8→9</text:p>
          </table:table-cell>
          <table:table-cell table:style-name="ce20" office:value-type="string" calcext:value-type="string">
            <text:p>TTC 9→10</text:p>
          </table:table-cell>
          <table:table-cell table:style-name="ce20" office:value-type="string" calcext:value-type="string">
            <text:p>TTC 10→11</text:p>
          </table:table-cell>
          <table:table-cell table:style-name="ce20" office:value-type="string" calcext:value-type="string">
            <text:p>TTC 11→12</text:p>
          </table:table-cell>
          <table:table-cell table:style-name="ce20" office:value-type="string" calcext:value-type="string">
            <text:p>TTC 12→13</text:p>
          </table:table-cell>
          <table:table-cell table:style-name="ce20" office:value-type="string" calcext:value-type="string">
            <text:p>TTC 13→14</text:p>
          </table:table-cell>
          <table:table-cell table:style-name="ce22" office:value-type="string" calcext:value-type="string">
            <text:p><text:s/>TTC 14→15</text:p>
          </table:table-cell>
          <table:table-cell table:style-name="ce20" office:value-type="string" calcext:value-type="string">
            <text:p>TTC 15→16</text:p>
          </table:table-cell>
          <table:table-cell table:style-name="ce20" office:value-type="string" calcext:value-type="string">
            <text:p>TTC 16→17</text:p>
          </table:table-cell>
          <table:table-cell table:style-name="ce20" office:value-type="string" calcext:value-type="string">
            <text:p>TTC 17→18</text:p>
          </table:table-cell>
          <table:table-cell table:style-name="ce20" office:value-type="string" calcext:value-type="string">
            <text:p>TTC 18→19</text:p>
          </table:table-cell>
          <table:table-cell table:style-name="ce20" office:value-type="string" calcext:value-type="string">
            <text:p>RMSE</text:p>
          </table:table-cell>
        </table:table-row>
        <table:table-row table:style-name="ro2">
          <table:table-cell table:style-name="ce9" office:value-type="string" calcext:value-type="string">
            <text:p>MANUALLY COMPUTED</text:p>
          </table:table-cell>
          <table:table-cell/>
          <table:table-cell office:value-type="float" office:value="13.1833" calcext:value-type="float">
            <text:p>13.1833</text:p>
          </table:table-cell>
          <table:table-cell office:value-type="float" office:value="13.0833" calcext:value-type="float">
            <text:p>13.0833</text:p>
          </table:table-cell>
          <table:table-cell office:value-type="float" office:value="12.9833" calcext:value-type="float">
            <text:p>12.9833</text:p>
          </table:table-cell>
          <table:table-cell office:value-type="float" office:value="6.9818" calcext:value-type="float">
            <text:p>6.9818</text:p>
          </table:table-cell>
          <table:table-cell office:value-type="float" office:value="19.1" calcext:value-type="float">
            <text:p>19.1</text:p>
          </table:table-cell>
          <table:table-cell office:value-type="float" office:value="12.6333" calcext:value-type="float">
            <text:p>12.6333</text:p>
          </table:table-cell>
          <table:table-cell office:value-type="float" office:value="25.1667" calcext:value-type="float">
            <text:p>25.1667</text:p>
          </table:table-cell>
          <table:table-cell office:value-type="float" office:value="9.3375" calcext:value-type="float">
            <text:p>9.3375</text:p>
          </table:table-cell>
          <table:table-cell office:value-type="float" office:value="18.575" calcext:value-type="float">
            <text:p>18.575</text:p>
          </table:table-cell>
          <table:table-cell office:value-type="float" office:value="18.475" calcext:value-type="float">
            <text:p>18.475</text:p>
          </table:table-cell>
          <table:table-cell office:value-type="float" office:value="3.7895" calcext:value-type="float">
            <text:p>3.7895</text:p>
          </table:table-cell>
          <table:table-cell office:value-type="float" office:value="-10.3857" calcext:value-type="float">
            <text:p>-10.3857</text:p>
          </table:table-cell>
          <table:table-cell office:value-type="float" office:value="8.9875" calcext:value-type="float">
            <text:p>8.9875</text:p>
          </table:table-cell>
          <table:table-cell office:value-type="float" office:value="11.8833" calcext:value-type="float">
            <text:p>11.8833</text:p>
          </table:table-cell>
          <table:table-cell office:value-type="float" office:value="7.8222" calcext:value-type="float">
            <text:p>7.8222</text:p>
          </table:table-cell>
          <table:table-cell office:value-type="float" office:value="3.2524" calcext:value-type="float">
            <text:p>3.2524</text:p>
          </table:table-cell>
          <table:table-cell office:value-type="float" office:value="-9.8571" calcext:value-type="float">
            <text:p>-9.8571</text:p>
          </table:table-cell>
          <table:table-cell office:value-type="float" office:value="7.5667" calcext:value-type="float">
            <text:p>7.5667</text:p>
          </table:table-cell>
          <table:table-cell table:style-name="ce23"/>
        </table:table-row>
        <table:table-row table:style-name="ro3">
          <table:table-cell table:style-name="ce2" office:value-type="string" calcext:value-type="string">
            <text:p>Detector</text:p>
          </table:table-cell>
          <table:table-cell table:style-name="ce2" office:value-type="string" calcext:value-type="string">
            <text:p>Descriptor</text:p>
          </table:table-cell>
          <table:table-cell table:number-columns-repeated="18"/>
          <table:table-cell table:style-name="ce23"/>
        </table:table-row>
        <table:table-row table:style-name="ro2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3.9019" calcext:value-type="float">
            <text:p>13.9019</text:p>
          </table:table-cell>
          <table:table-cell office:value-type="float" office:value="12.9876" calcext:value-type="float">
            <text:p>12.9876</text:p>
          </table:table-cell>
          <table:table-cell office:value-type="float" office:value="13.4903" calcext:value-type="float">
            <text:p>13.4903</text:p>
          </table:table-cell>
          <table:table-cell office:value-type="float" office:value="12.3979" calcext:value-type="float">
            <text:p>12.3979</text:p>
          </table:table-cell>
          <table:table-cell office:value-type="float" office:value="12.6754" calcext:value-type="float">
            <text:p>12.6754</text:p>
          </table:table-cell>
          <table:table-cell office:value-type="float" office:value="13.2532" calcext:value-type="float">
            <text:p>13.2532</text:p>
          </table:table-cell>
          <table:table-cell office:value-type="float" office:value="12.7172" calcext:value-type="float">
            <text:p>12.7172</text:p>
          </table:table-cell>
          <table:table-cell office:value-type="float" office:value="13.712" calcext:value-type="float">
            <text:p>13.712</text:p>
          </table:table-cell>
          <table:table-cell office:value-type="float" office:value="11.5126" calcext:value-type="float">
            <text:p>11.5126</text:p>
          </table:table-cell>
          <table:table-cell office:value-type="float" office:value="13.456" calcext:value-type="float">
            <text:p>13.456</text:p>
          </table:table-cell>
          <table:table-cell office:value-type="float" office:value="11.3024" calcext:value-type="float">
            <text:p>11.3024</text:p>
          </table:table-cell>
          <table:table-cell office:value-type="float" office:value="11.6524" calcext:value-type="float">
            <text:p>11.6524</text:p>
          </table:table-cell>
          <table:table-cell office:value-type="float" office:value="11.7243" calcext:value-type="float">
            <text:p>11.7243</text:p>
          </table:table-cell>
          <table:table-cell office:value-type="float" office:value="11.5068" calcext:value-type="float">
            <text:p>11.5068</text:p>
          </table:table-cell>
          <table:table-cell office:value-type="float" office:value="9.3378" calcext:value-type="float">
            <text:p>9.3378</text:p>
          </table:table-cell>
          <table:table-cell office:value-type="float" office:value="10.4612" calcext:value-type="float">
            <text:p>10.4612</text:p>
          </table:table-cell>
          <table:table-cell office:value-type="float" office:value="11.4487" calcext:value-type="float">
            <text:p>11.4487</text:p>
          </table:table-cell>
          <table:table-cell office:value-type="float" office:value="9.1279" calcext:value-type="float">
            <text:p>9.1279</text:p>
          </table:table-cell>
          <table:table-cell table:formula="of:=SQRT(SUMXMY2([.C5:.T5];[.C3:.T3])/COUNTA([.C5:.T5]))" office:value-type="float" office:value="8.76027109385194" calcext:value-type="float">
            <text:p>8.76027109385194</text:p>
          </table:table-cell>
        </table:table-row>
        <table:table-row table:style-name="ro2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3.8947" calcext:value-type="float">
            <text:p>13.8947</text:p>
          </table:table-cell>
          <table:table-cell office:value-type="float" office:value="13.1486" calcext:value-type="float">
            <text:p>13.1486</text:p>
          </table:table-cell>
          <table:table-cell office:value-type="float" office:value="11.4021" calcext:value-type="float">
            <text:p>11.4021</text:p>
          </table:table-cell>
          <table:table-cell office:value-type="float" office:value="13.4685" calcext:value-type="float">
            <text:p>13.4685</text:p>
          </table:table-cell>
          <table:table-cell office:value-type="float" office:value="12.1847" calcext:value-type="float">
            <text:p>12.1847</text:p>
          </table:table-cell>
          <table:table-cell office:value-type="float" office:value="13.0851" calcext:value-type="float">
            <text:p>13.0851</text:p>
          </table:table-cell>
          <table:table-cell office:value-type="float" office:value="18.3367" calcext:value-type="float">
            <text:p>18.3367</text:p>
          </table:table-cell>
          <table:table-cell office:value-type="float" office:value="11.8843" calcext:value-type="float">
            <text:p>11.8843</text:p>
          </table:table-cell>
          <table:table-cell office:value-type="float" office:value="11.6077" calcext:value-type="float">
            <text:p>11.6077</text:p>
          </table:table-cell>
          <table:table-cell office:value-type="float" office:value="13.3447" calcext:value-type="float">
            <text:p>13.3447</text:p>
          </table:table-cell>
          <table:table-cell office:value-type="float" office:value="11.7805" calcext:value-type="float">
            <text:p>11.7805</text:p>
          </table:table-cell>
          <table:table-cell office:value-type="float" office:value="11.6266" calcext:value-type="float">
            <text:p>11.6266</text:p>
          </table:table-cell>
          <table:table-cell office:value-type="float" office:value="11.6885" calcext:value-type="float">
            <text:p>11.6885</text:p>
          </table:table-cell>
          <table:table-cell office:value-type="float" office:value="11.0411" calcext:value-type="float">
            <text:p>11.0411</text:p>
          </table:table-cell>
          <table:table-cell office:value-type="float" office:value="11.2953" calcext:value-type="float">
            <text:p>11.2953</text:p>
          </table:table-cell>
          <table:table-cell office:value-type="float" office:value="11.1041" calcext:value-type="float">
            <text:p>11.1041</text:p>
          </table:table-cell>
          <table:table-cell office:value-type="float" office:value="11.1868" calcext:value-type="float">
            <text:p>11.1868</text:p>
          </table:table-cell>
          <table:table-cell office:value-type="float" office:value="8.1466" calcext:value-type="float">
            <text:p>8.1466</text:p>
          </table:table-cell>
          <table:table-cell table:formula="of:=SQRT(SUMXMY2([.C6:.T6];[.C3:.T3])/COUNTA([.C6:.T6]))" office:value-type="float" office:value="8.48006623788334" calcext:value-type="float">
            <text:p>8.48006623788334</text:p>
          </table:table-cell>
        </table:table-row>
        <table:table-row table:style-name="ro2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4.2952" calcext:value-type="float">
            <text:p>14.2952</text:p>
          </table:table-cell>
          <table:table-cell office:value-type="float" office:value="12.439" calcext:value-type="float">
            <text:p>12.439</text:p>
          </table:table-cell>
          <table:table-cell office:value-type="float" office:value="11.5667" calcext:value-type="float">
            <text:p>11.5667</text:p>
          </table:table-cell>
          <table:table-cell office:value-type="float" office:value="12.0631" calcext:value-type="float">
            <text:p>12.0631</text:p>
          </table:table-cell>
          <table:table-cell office:value-type="float" office:value="12.1311" calcext:value-type="float">
            <text:p>12.1311</text:p>
          </table:table-cell>
          <table:table-cell office:value-type="float" office:value="13.2703" calcext:value-type="float">
            <text:p>13.2703</text:p>
          </table:table-cell>
          <table:table-cell office:value-type="float" office:value="11.9941" calcext:value-type="float">
            <text:p>11.9941</text:p>
          </table:table-cell>
          <table:table-cell office:value-type="float" office:value="12.2022" calcext:value-type="float">
            <text:p>12.2022</text:p>
          </table:table-cell>
          <table:table-cell office:value-type="float" office:value="11.2653" calcext:value-type="float">
            <text:p>11.2653</text:p>
          </table:table-cell>
          <table:table-cell office:value-type="float" office:value="13.4961" calcext:value-type="float">
            <text:p>13.4961</text:p>
          </table:table-cell>
          <table:table-cell office:value-type="float" office:value="11.3027" calcext:value-type="float">
            <text:p>11.3027</text:p>
          </table:table-cell>
          <table:table-cell office:value-type="float" office:value="11.2446" calcext:value-type="float">
            <text:p>11.2446</text:p>
          </table:table-cell>
          <table:table-cell office:value-type="float" office:value="12.3607" calcext:value-type="float">
            <text:p>12.3607</text:p>
          </table:table-cell>
          <table:table-cell office:value-type="float" office:value="11.545" calcext:value-type="float">
            <text:p>11.545</text:p>
          </table:table-cell>
          <table:table-cell office:value-type="float" office:value="10.2591" calcext:value-type="float">
            <text:p>10.2591</text:p>
          </table:table-cell>
          <table:table-cell office:value-type="float" office:value="11.1584" calcext:value-type="float">
            <text:p>11.1584</text:p>
          </table:table-cell>
          <table:table-cell office:value-type="float" office:value="9.69202" calcext:value-type="float">
            <text:p>9.69202</text:p>
          </table:table-cell>
          <table:table-cell office:value-type="float" office:value="7.9311" calcext:value-type="float">
            <text:p>7.9311</text:p>
          </table:table-cell>
          <table:table-cell table:formula="of:=SQRT(SUMXMY2([.C7:.T7];[.C3:.T3])/COUNTA([.C7:.T7]))" office:value-type="float" office:value="8.57952788429915" calcext:value-type="float">
            <text:p>8.57952788429915</text:p>
          </table:table-cell>
        </table:table-row>
        <table:table-row table:style-name="ro2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13.7248" calcext:value-type="float">
            <text:p>13.7248</text:p>
          </table:table-cell>
          <table:table-cell office:value-type="float" office:value="13.0927" calcext:value-type="float">
            <text:p>13.0927</text:p>
          </table:table-cell>
          <table:table-cell office:value-type="float" office:value="11.4126" calcext:value-type="float">
            <text:p>11.4126</text:p>
          </table:table-cell>
          <table:table-cell office:value-type="float" office:value="12.3899" calcext:value-type="float">
            <text:p>12.3899</text:p>
          </table:table-cell>
          <table:table-cell office:value-type="float" office:value="12.3" calcext:value-type="float">
            <text:p>12.3</text:p>
          </table:table-cell>
          <table:table-cell office:value-type="float" office:value="13.9101" calcext:value-type="float">
            <text:p>13.9101</text:p>
          </table:table-cell>
          <table:table-cell office:value-type="float" office:value="12.5645" calcext:value-type="float">
            <text:p>12.5645</text:p>
          </table:table-cell>
          <table:table-cell office:value-type="float" office:value="12.8514" calcext:value-type="float">
            <text:p>12.8514</text:p>
          </table:table-cell>
          <table:table-cell office:value-type="float" office:value="12.0414" calcext:value-type="float">
            <text:p>12.0414</text:p>
          </table:table-cell>
          <table:table-cell office:value-type="float" office:value="13.0083" calcext:value-type="float">
            <text:p>13.0083</text:p>
          </table:table-cell>
          <table:table-cell office:value-type="float" office:value="11.3274" calcext:value-type="float">
            <text:p>11.3274</text:p>
          </table:table-cell>
          <table:table-cell office:value-type="float" office:value="11.8227" calcext:value-type="float">
            <text:p>11.8227</text:p>
          </table:table-cell>
          <table:table-cell office:value-type="float" office:value="12.3435" calcext:value-type="float">
            <text:p>12.3435</text:p>
          </table:table-cell>
          <table:table-cell office:value-type="float" office:value="11.5384" calcext:value-type="float">
            <text:p>11.5384</text:p>
          </table:table-cell>
          <table:table-cell office:value-type="float" office:value="10.2969" calcext:value-type="float">
            <text:p>10.2969</text:p>
          </table:table-cell>
          <table:table-cell office:value-type="float" office:value="10.9372" calcext:value-type="float">
            <text:p>10.9372</text:p>
          </table:table-cell>
          <table:table-cell office:value-type="float" office:value="10.9094" calcext:value-type="float">
            <text:p>10.9094</text:p>
          </table:table-cell>
          <table:table-cell office:value-type="float" office:value="7.8789" calcext:value-type="float">
            <text:p>7.8789</text:p>
          </table:table-cell>
          <table:table-cell table:formula="of:=SQRT(SUMXMY2([.C8:.T8];[.C3:.T3])/COUNTA([.C8:.T8]))" office:value-type="float" office:value="8.76087828565784" calcext:value-type="float">
            <text:p>8.76087828565784</text:p>
          </table:table-cell>
        </table:table-row>
        <table:table-row table:style-name="ro2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3.9773" calcext:value-type="float">
            <text:p>13.9773</text:p>
          </table:table-cell>
          <table:table-cell office:value-type="float" office:value="12.9004" calcext:value-type="float">
            <text:p>12.9004</text:p>
          </table:table-cell>
          <table:table-cell office:value-type="float" office:value="11.6087" calcext:value-type="float">
            <text:p>11.6087</text:p>
          </table:table-cell>
          <table:table-cell office:value-type="float" office:value="12.75058" calcext:value-type="float">
            <text:p>12.75058</text:p>
          </table:table-cell>
          <table:table-cell office:value-type="float" office:value="12.1886" calcext:value-type="float">
            <text:p>12.1886</text:p>
          </table:table-cell>
          <table:table-cell office:value-type="float" office:value="12.8395" calcext:value-type="float">
            <text:p>12.8395</text:p>
          </table:table-cell>
          <table:table-cell office:value-type="float" office:value="13.3234" calcext:value-type="float">
            <text:p>13.3234</text:p>
          </table:table-cell>
          <table:table-cell office:value-type="float" office:value="12.1376" calcext:value-type="float">
            <text:p>12.1376</text:p>
          </table:table-cell>
          <table:table-cell office:value-type="float" office:value="11.9899" calcext:value-type="float">
            <text:p>11.9899</text:p>
          </table:table-cell>
          <table:table-cell office:value-type="float" office:value="13.2067" calcext:value-type="float">
            <text:p>13.2067</text:p>
          </table:table-cell>
          <table:table-cell office:value-type="float" office:value="12.1076" calcext:value-type="float">
            <text:p>12.1076</text:p>
          </table:table-cell>
          <table:table-cell office:value-type="float" office:value="11.591" calcext:value-type="float">
            <text:p>11.591</text:p>
          </table:table-cell>
          <table:table-cell office:value-type="float" office:value="11.6575" calcext:value-type="float">
            <text:p>11.6575</text:p>
          </table:table-cell>
          <table:table-cell office:value-type="float" office:value="10.7891" calcext:value-type="float">
            <text:p>10.7891</text:p>
          </table:table-cell>
          <table:table-cell office:value-type="float" office:value="11.9757" calcext:value-type="float">
            <text:p>11.9757</text:p>
          </table:table-cell>
          <table:table-cell office:value-type="float" office:value="10.68" calcext:value-type="float">
            <text:p>10.68</text:p>
          </table:table-cell>
          <table:table-cell office:value-type="float" office:value="10.7884" calcext:value-type="float">
            <text:p>10.7884</text:p>
          </table:table-cell>
          <table:table-cell office:value-type="float" office:value="9.52513" calcext:value-type="float">
            <text:p>9.52513</text:p>
          </table:table-cell>
          <table:table-cell table:formula="of:=SQRT(SUMXMY2([.C9:.T9];[.C3:.T3])/COUNTA([.C9:.T9]))" office:value-type="float" office:value="8.71094545488382" calcext:value-type="float">
            <text:p>8.71094545488382</text:p>
          </table:table-cell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1.6" calcext:value-type="float">
            <text:p>11.6</text:p>
          </table:table-cell>
          <table:table-cell office:value-type="float" office:value="79.121" calcext:value-type="float">
            <text:p>79.121</text:p>
          </table:table-cell>
          <table:table-cell office:value-type="float" office:value="15.0746" calcext:value-type="float">
            <text:p>15.0746</text:p>
          </table:table-cell>
          <table:table-cell office:value-type="float" office:value="12.8903" calcext:value-type="float">
            <text:p>12.8903</text:p>
          </table:table-cell>
          <table:table-cell office:value-type="float" office:value="12.3765" calcext:value-type="float">
            <text:p>12.3765</text:p>
          </table:table-cell>
          <table:table-cell office:value-type="float" office:value="12.4096" calcext:value-type="float">
            <text:p>12.4096</text:p>
          </table:table-cell>
          <table:table-cell office:value-type="float" office:value="32.6268" calcext:value-type="float">
            <text:p>32.6268</text:p>
          </table:table-cell>
          <table:table-cell office:value-type="float" office:value="5.49163" calcext:value-type="float">
            <text:p>5.49163</text:p>
          </table:table-cell>
          <table:table-cell office:value-type="float" office:value="12.4994" calcext:value-type="float">
            <text:p>12.4994</text:p>
          </table:table-cell>
          <table:table-cell office:value-type="float" office:value="12.0819" calcext:value-type="float">
            <text:p>12.0819</text:p>
          </table:table-cell>
          <table:table-cell office:value-type="float" office:value="7.4008" calcext:value-type="float">
            <text:p>7.4008</text:p>
          </table:table-cell>
          <table:table-cell office:value-type="float" office:value="12.588" calcext:value-type="float">
            <text:p>12.588</text:p>
          </table:table-cell>
          <table:table-cell office:value-type="float" office:value="11.8147" calcext:value-type="float">
            <text:p>11.8147</text:p>
          </table:table-cell>
          <table:table-cell office:value-type="float" office:value="10.2" calcext:value-type="float">
            <text:p>10.2</text:p>
          </table:table-cell>
          <table:table-cell office:value-type="float" office:value="10.8932" calcext:value-type="float">
            <text:p>10.8932</text:p>
          </table:table-cell>
          <table:table-cell office:value-type="float" office:value="11.426" calcext:value-type="float">
            <text:p>11.426</text:p>
          </table:table-cell>
          <table:table-cell office:value-type="float" office:value="11.4273" calcext:value-type="float">
            <text:p>11.4273</text:p>
          </table:table-cell>
          <table:table-cell office:value-type="float" office:value="11.5287" calcext:value-type="float">
            <text:p>11.5287</text:p>
          </table:table-cell>
          <table:table-cell table:formula="of:=SQRT(SUMXMY2([.C10:.T10];[.C8:.T8])/COUNTA([.C10:.T10]))" office:value-type="float" office:value="16.4488395817032" calcext:value-type="float">
            <text:p>16.4488395817032</text:p>
          </table:table-cell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24.9322" calcext:value-type="float">
            <text:p>24.9322</text:p>
          </table:table-cell>
          <table:table-cell office:value-type="float" office:value="53.985" calcext:value-type="float">
            <text:p>53.985</text:p>
          </table:table-cell>
          <table:table-cell office:value-type="float" office:value="12.6515" calcext:value-type="float">
            <text:p>12.6515</text:p>
          </table:table-cell>
          <table:table-cell office:value-type="float" office:value="12.9505" calcext:value-type="float">
            <text:p>12.9505</text:p>
          </table:table-cell>
          <table:table-cell office:value-type="float" office:value="27.5994" calcext:value-type="float">
            <text:p>27.5994</text:p>
          </table:table-cell>
          <table:table-cell office:value-type="float" office:value="13.7967" calcext:value-type="float">
            <text:p>13.7967</text:p>
          </table:table-cell>
          <table:table-cell office:value-type="float" office:value="13.2913" calcext:value-type="float">
            <text:p>13.2913</text:p>
          </table:table-cell>
          <table:table-cell office:value-type="float" office:value="13.1375" calcext:value-type="float">
            <text:p>13.1375</text:p>
          </table:table-cell>
          <table:table-cell office:value-type="float" office:value="12.6518" calcext:value-type="float">
            <text:p>12.6518</text:p>
          </table:table-cell>
          <table:table-cell office:value-type="float" office:value="12.2379" calcext:value-type="float">
            <text:p>12.2379</text:p>
          </table:table-cell>
          <table:table-cell office:value-type="float" office:value="8.3746" calcext:value-type="float">
            <text:p>8.3746</text:p>
          </table:table-cell>
          <table:table-cell office:value-type="float" office:value="12.5964" calcext:value-type="float">
            <text:p>12.5964</text:p>
          </table:table-cell>
          <table:table-cell office:value-type="float" office:value="12.6506" calcext:value-type="float">
            <text:p>12.6506</text:p>
          </table:table-cell>
          <table:table-cell office:value-type="float" office:value="8.89821" calcext:value-type="float">
            <text:p>8.89821</text:p>
          </table:table-cell>
          <table:table-cell office:value-type="float" office:value="13.3506" calcext:value-type="float">
            <text:p>13.3506</text:p>
          </table:table-cell>
          <table:table-cell office:value-type="float" office:value="478.617" calcext:value-type="float">
            <text:p>478.617</text:p>
          </table:table-cell>
          <table:table-cell office:value-type="float" office:value="12.6075" calcext:value-type="float">
            <text:p>12.6075</text:p>
          </table:table-cell>
          <table:table-cell office:value-type="float" office:value="10.0048" calcext:value-type="float">
            <text:p>10.0048</text:p>
          </table:table-cell>
          <table:table-cell table:formula="of:=SQRT(SUMXMY2([.C11:.T11];[.C3:.T3])/COUNTA([.C11:.T11]))" office:value-type="float" office:value="112.850432770201" calcext:value-type="float">
            <text:p>112.850432770201</text:p>
          </table:table-cell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6.2288" calcext:value-type="float">
            <text:p>16.2288</text:p>
          </table:table-cell>
          <table:table-cell office:value-type="float" office:value="42.4036" calcext:value-type="float">
            <text:p>42.4036</text:p>
          </table:table-cell>
          <table:table-cell office:value-type="float" office:value="14.346" calcext:value-type="float">
            <text:p>14.346</text:p>
          </table:table-cell>
          <table:table-cell office:value-type="float" office:value="12.8903" calcext:value-type="float">
            <text:p>12.8903</text:p>
          </table:table-cell>
          <table:table-cell office:value-type="float" office:value="41.1047" calcext:value-type="float">
            <text:p>41.1047</text:p>
          </table:table-cell>
          <table:table-cell office:value-type="float" office:value="12.9475" calcext:value-type="float">
            <text:p>12.9475</text:p>
          </table:table-cell>
          <table:table-cell office:value-type="float" office:value="13.2913" calcext:value-type="float">
            <text:p>13.2913</text:p>
          </table:table-cell>
          <table:table-cell office:value-type="float" office:value="11.046" calcext:value-type="float">
            <text:p>11.046</text:p>
          </table:table-cell>
          <table:table-cell office:value-type="float" office:value="11.9742" calcext:value-type="float">
            <text:p>11.9742</text:p>
          </table:table-cell>
          <table:table-cell office:value-type="float" office:value="12.4253" calcext:value-type="float">
            <text:p>12.4253</text:p>
          </table:table-cell>
          <table:table-cell office:value-type="float" office:value="6.7952" calcext:value-type="float">
            <text:p>6.7952</text:p>
          </table:table-cell>
          <table:table-cell office:value-type="float" office:value="13.7875" calcext:value-type="float">
            <text:p>13.7875</text:p>
          </table:table-cell>
          <table:table-cell office:value-type="float" office:value="12.7815" calcext:value-type="float">
            <text:p>12.7815</text:p>
          </table:table-cell>
          <table:table-cell office:value-type="float" office:value="8.93355" calcext:value-type="float">
            <text:p>8.93355</text:p>
          </table:table-cell>
          <table:table-cell office:value-type="float" office:value="14.9888" calcext:value-type="float">
            <text:p>14.9888</text:p>
          </table:table-cell>
          <table:table-cell office:value-type="float" office:value="23.3392" calcext:value-type="float">
            <text:p>23.3392</text:p>
          </table:table-cell>
          <table:table-cell office:value-type="float" office:value="12.0341" calcext:value-type="float">
            <text:p>12.0341</text:p>
          </table:table-cell>
          <table:table-cell office:value-type="float" office:value="10.2286" calcext:value-type="float">
            <text:p>10.2286</text:p>
          </table:table-cell>
          <table:table-cell table:formula="of:=SQRT(SUMXMY2([.C12:.T12];[.C3:.T3])/COUNTA([.C12:.T12]))" office:value-type="float" office:value="13.2743796431583" calcext:value-type="float">
            <text:p>13.2743796431583</text:p>
          </table:table-cell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12.1576" calcext:value-type="float">
            <text:p>12.1576</text:p>
          </table:table-cell>
          <table:table-cell office:value-type="float" office:value="12.0618" calcext:value-type="float">
            <text:p>12.0618</text:p>
          </table:table-cell>
          <table:table-cell office:value-type="float" office:value="12.8572" calcext:value-type="float">
            <text:p>12.8572</text:p>
          </table:table-cell>
          <table:table-cell office:value-type="float" office:value="24.8024" calcext:value-type="float">
            <text:p>24.8024</text:p>
          </table:table-cell>
          <table:table-cell office:value-type="float" office:value="13.0208" calcext:value-type="float">
            <text:p>13.0208</text:p>
          </table:table-cell>
          <table:table-cell office:value-type="float" office:value="12.8752" calcext:value-type="float">
            <text:p>12.8752</text:p>
          </table:table-cell>
          <table:table-cell office:value-type="float" office:value="12.0506" calcext:value-type="float">
            <text:p>12.0506</text:p>
          </table:table-cell>
          <table:table-cell office:value-type="float" office:value="10.301" calcext:value-type="float">
            <text:p>10.301</text:p>
          </table:table-cell>
          <table:table-cell office:value-type="float" office:value="12.7649" calcext:value-type="float">
            <text:p>12.7649</text:p>
          </table:table-cell>
          <table:table-cell office:value-type="float" office:value="18.7711" calcext:value-type="float">
            <text:p>18.7711</text:p>
          </table:table-cell>
          <table:table-cell office:value-type="float" office:value="12.4313" calcext:value-type="float">
            <text:p>12.4313</text:p>
          </table:table-cell>
          <table:table-cell office:value-type="float" office:value="10.5191" calcext:value-type="float">
            <text:p>10.5191</text:p>
          </table:table-cell>
          <table:table-cell office:value-type="float" office:value="13.7374" calcext:value-type="float">
            <text:p>13.7374</text:p>
          </table:table-cell>
          <table:table-cell office:value-type="float" office:value="8.81167" calcext:value-type="float">
            <text:p>8.81167</text:p>
          </table:table-cell>
          <table:table-cell office:value-type="float" office:value="10.2039" calcext:value-type="float">
            <text:p>10.2039</text:p>
          </table:table-cell>
          <table:table-cell office:value-type="float" office:value="13.7869" calcext:value-type="float">
            <text:p>13.7869</text:p>
          </table:table-cell>
          <table:table-cell office:value-type="float" office:value="11.2388" calcext:value-type="float">
            <text:p>11.2388</text:p>
          </table:table-cell>
          <table:table-cell office:value-type="float" office:value="13.4313" calcext:value-type="float">
            <text:p>13.4313</text:p>
          </table:table-cell>
          <table:table-cell table:formula="of:=SQRT(SUMXMY2([.C13:.T13];[.C3:.T3])/COUNTA([.C13:.T13]))" office:value-type="float" office:value="9.72760188414876" calcext:value-type="float">
            <text:p>9.72760188414876</text:p>
          </table:table-cell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2.5624" calcext:value-type="float">
            <text:p>12.5624</text:p>
          </table:table-cell>
          <table:table-cell office:value-type="float" office:value="10.822" calcext:value-type="float">
            <text:p>10.822</text:p>
          </table:table-cell>
          <table:table-cell office:value-type="float" office:value="41.8298" calcext:value-type="float">
            <text:p>41.8298</text:p>
          </table:table-cell>
          <table:table-cell office:value-type="float" office:value="24.7513" calcext:value-type="float">
            <text:p>24.7513</text:p>
          </table:table-cell>
          <table:table-cell office:value-type="float" office:value="10.6789" calcext:value-type="float">
            <text:p>10.6789</text:p>
          </table:table-cell>
          <table:table-cell office:value-type="float" office:value="49.2159" calcext:value-type="float">
            <text:p>49.2159</text:p>
          </table:table-cell>
          <table:table-cell office:value-type="float" office:value="17.7482" calcext:value-type="float">
            <text:p>17.7482</text:p>
          </table:table-cell>
          <table:table-cell office:value-type="float" office:value="13.0324" calcext:value-type="float">
            <text:p>13.0324</text:p>
          </table:table-cell>
          <table:table-cell office:value-type="float" office:value="11.8354" calcext:value-type="float">
            <text:p>11.8354</text:p>
          </table:table-cell>
          <table:table-cell office:value-type="float" office:value="13.4725" calcext:value-type="float">
            <text:p>13.4725</text:p>
          </table:table-cell>
          <table:table-cell office:value-type="float" office:value="12.5049" calcext:value-type="float">
            <text:p>12.5049</text:p>
          </table:table-cell>
          <table:table-cell office:value-type="float" office:value="10.5004" calcext:value-type="float">
            <text:p>10.5004</text:p>
          </table:table-cell>
          <table:table-cell office:value-type="float" office:value="13.8047" calcext:value-type="float">
            <text:p>13.8047</text:p>
          </table:table-cell>
          <table:table-cell office:value-type="float" office:value="10.9981" calcext:value-type="float">
            <text:p>10.9981</text:p>
          </table:table-cell>
          <table:table-cell office:value-type="float" office:value="8.83708" calcext:value-type="float">
            <text:p>8.83708</text:p>
          </table:table-cell>
          <table:table-cell office:value-type="float" office:value="13.7132" calcext:value-type="float">
            <text:p>13.7132</text:p>
          </table:table-cell>
          <table:table-cell office:value-type="float" office:value="11.9434" calcext:value-type="float">
            <text:p>11.9434</text:p>
          </table:table-cell>
          <table:table-cell office:value-type="float" office:value="14.6162" calcext:value-type="float">
            <text:p>14.6162</text:p>
          </table:table-cell>
          <table:table-cell table:formula="of:=SQRT(SUMXMY2([.C14:.T14];[.C3:.T3])/COUNTA([.C14:.T14]))" office:value-type="float" office:value="14.6691320114427" calcext:value-type="float">
            <text:p>14.6691320114427</text:p>
          </table:table-cell>
        </table:table-row>
        <table:table-row table:style-name="ro2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3.31" calcext:value-type="float">
            <text:p>13.31</text:p>
          </table:table-cell>
          <table:table-cell office:value-type="float" office:value="33.9913" calcext:value-type="float">
            <text:p>33.9913</text:p>
          </table:table-cell>
          <table:table-cell office:value-type="float" office:value="13.0273" calcext:value-type="float">
            <text:p>13.0273</text:p>
          </table:table-cell>
          <table:table-cell office:value-type="float" office:value="28.3779" calcext:value-type="float">
            <text:p>28.3779</text:p>
          </table:table-cell>
          <table:table-cell office:value-type="float" office:value="26.2446" calcext:value-type="float">
            <text:p>26.2446</text:p>
          </table:table-cell>
          <table:table-cell office:value-type="float" office:value="15.272" calcext:value-type="float">
            <text:p>15.272</text:p>
          </table:table-cell>
          <table:table-cell office:value-type="float" office:value="13" calcext:value-type="float">
            <text:p>13</text:p>
          </table:table-cell>
          <table:table-cell office:value-type="float" office:value="67.4533" calcext:value-type="float">
            <text:p>67.4533</text:p>
          </table:table-cell>
          <table:table-cell office:value-type="float" office:value="13.0806" calcext:value-type="float">
            <text:p>13.0806</text:p>
          </table:table-cell>
          <table:table-cell office:value-type="float" office:value="15.3907" calcext:value-type="float">
            <text:p>15.3907</text:p>
          </table:table-cell>
          <table:table-cell office:value-type="float" office:value="13.1432" calcext:value-type="float">
            <text:p>13.1432</text:p>
          </table:table-cell>
          <table:table-cell office:value-type="float" office:value="13.9847" calcext:value-type="float">
            <text:p>13.9847</text:p>
          </table:table-cell>
          <table:table-cell office:value-type="float" office:value="10.688" calcext:value-type="float">
            <text:p>10.688</text:p>
          </table:table-cell>
          <table:table-cell office:value-type="float" office:value="10.8659" calcext:value-type="float">
            <text:p>10.8659</text:p>
          </table:table-cell>
          <table:table-cell office:value-type="float" office:value="12.5848" calcext:value-type="float">
            <text:p>12.5848</text:p>
          </table:table-cell>
          <table:table-cell office:value-type="float" office:value="8.67653" calcext:value-type="float">
            <text:p>8.67653</text:p>
          </table:table-cell>
          <table:table-cell office:value-type="float" office:value="9.71028" calcext:value-type="float">
            <text:p>9.71028</text:p>
          </table:table-cell>
          <table:table-cell office:value-type="float" office:value="10.0599" calcext:value-type="float">
            <text:p>10.0599</text:p>
          </table:table-cell>
          <table:table-cell table:formula="of:=SQRT(SUMXMY2([.C15:.T15];[.C13:.T13])/COUNTA([.C15:.T15]))" office:value-type="float" office:value="14.9554790353276" calcext:value-type="float">
            <text:p>14.9554790353276</text:p>
          </table:table-cell>
        </table:table-row>
        <table:table-row table:style-name="ro2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1.8623" calcext:value-type="float">
            <text:p>11.8623</text:p>
          </table:table-cell>
          <table:table-cell office:value-type="float" office:value="12.3202" calcext:value-type="float">
            <text:p>12.3202</text:p>
          </table:table-cell>
          <table:table-cell office:value-type="float" office:value="12.6784" calcext:value-type="float">
            <text:p>12.6784</text:p>
          </table:table-cell>
          <table:table-cell office:value-type="float" office:value="11.5744" calcext:value-type="float">
            <text:p>11.5744</text:p>
          </table:table-cell>
          <table:table-cell office:value-type="float" office:value="12.8588" calcext:value-type="float">
            <text:p>12.8588</text:p>
          </table:table-cell>
          <table:table-cell office:value-type="float" office:value="13.7773" calcext:value-type="float">
            <text:p>13.7773</text:p>
          </table:table-cell>
          <table:table-cell office:value-type="float" office:value="11.0221" calcext:value-type="float">
            <text:p>11.0221</text:p>
          </table:table-cell>
          <table:table-cell office:value-type="float" office:value="11.4475" calcext:value-type="float">
            <text:p>11.4475</text:p>
          </table:table-cell>
          <table:table-cell office:value-type="float" office:value="12.5955" calcext:value-type="float">
            <text:p>12.5955</text:p>
          </table:table-cell>
          <table:table-cell office:value-type="float" office:value="10.7961" calcext:value-type="float">
            <text:p>10.7961</text:p>
          </table:table-cell>
          <table:table-cell office:value-type="float" office:value="11.5143" calcext:value-type="float">
            <text:p>11.5143</text:p>
          </table:table-cell>
          <table:table-cell office:value-type="float" office:value="11.5979" calcext:value-type="float">
            <text:p>11.5979</text:p>
          </table:table-cell>
          <table:table-cell office:value-type="float" office:value="10.0595" calcext:value-type="float">
            <text:p>10.0595</text:p>
          </table:table-cell>
          <table:table-cell office:value-type="float" office:value="9.90635" calcext:value-type="float">
            <text:p>9.90635</text:p>
          </table:table-cell>
          <table:table-cell office:value-type="float" office:value="9.58156" calcext:value-type="float">
            <text:p>9.58156</text:p>
          </table:table-cell>
          <table:table-cell office:value-type="float" office:value="9.13148" calcext:value-type="float">
            <text:p>9.13148</text:p>
          </table:table-cell>
          <table:table-cell office:value-type="float" office:value="8.54737" calcext:value-type="float">
            <text:p>8.54737</text:p>
          </table:table-cell>
          <table:table-cell office:value-type="float" office:value="7.47344" calcext:value-type="float">
            <text:p>7.47344</text:p>
          </table:table-cell>
          <table:table-cell table:formula="of:=SQRT(SUMXMY2([.C16:.T16];[.C3:.T3])/COUNTA([.C16:.T16]))" office:value-type="float" office:value="8.45713443525314" calcext:value-type="float">
            <text:p>8.45713443525314</text:p>
          </table:table-cell>
        </table:table-row>
        <table:table-row table:style-name="ro2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3.4826" calcext:value-type="float">
            <text:p>13.4826</text:p>
          </table:table-cell>
          <table:table-cell office:value-type="float" office:value="15.8328" calcext:value-type="float">
            <text:p>15.8328</text:p>
          </table:table-cell>
          <table:table-cell office:value-type="float" office:value="16.1523" calcext:value-type="float">
            <text:p>16.1523</text:p>
          </table:table-cell>
          <table:table-cell office:value-type="float" office:value="12.694" calcext:value-type="float">
            <text:p>12.694</text:p>
          </table:table-cell>
          <table:table-cell office:value-type="float" office:value="11.6526" calcext:value-type="float">
            <text:p>11.6526</text:p>
          </table:table-cell>
          <table:table-cell office:value-type="float" office:value="12.9194" calcext:value-type="float">
            <text:p>12.9194</text:p>
          </table:table-cell>
          <table:table-cell office:value-type="float" office:value="11.2544" calcext:value-type="float">
            <text:p>11.2544</text:p>
          </table:table-cell>
          <table:table-cell office:value-type="float" office:value="11.5101" calcext:value-type="float">
            <text:p>11.5101</text:p>
          </table:table-cell>
          <table:table-cell office:value-type="float" office:value="12.5286" calcext:value-type="float">
            <text:p>12.5286</text:p>
          </table:table-cell>
          <table:table-cell office:value-type="float" office:value="12.0117" calcext:value-type="float">
            <text:p>12.0117</text:p>
          </table:table-cell>
          <table:table-cell office:value-type="float" office:value="11.2876" calcext:value-type="float">
            <text:p>11.2876</text:p>
          </table:table-cell>
          <table:table-cell office:value-type="float" office:value="11.3592" calcext:value-type="float">
            <text:p>11.3592</text:p>
          </table:table-cell>
          <table:table-cell office:value-type="float" office:value="10.0294" calcext:value-type="float">
            <text:p>10.0294</text:p>
          </table:table-cell>
          <table:table-cell office:value-type="float" office:value="10.7133" calcext:value-type="float">
            <text:p>10.7133</text:p>
          </table:table-cell>
          <table:table-cell office:value-type="float" office:value="8.844" calcext:value-type="float">
            <text:p>8.844</text:p>
          </table:table-cell>
          <table:table-cell office:value-type="float" office:value="8.82055" calcext:value-type="float">
            <text:p>8.82055</text:p>
          </table:table-cell>
          <table:table-cell office:value-type="float" office:value="8.11211" calcext:value-type="float">
            <text:p>8.11211</text:p>
          </table:table-cell>
          <table:table-cell office:value-type="float" office:value="8.09918" calcext:value-type="float">
            <text:p>8.09918</text:p>
          </table:table-cell>
          <table:table-cell table:formula="of:=SQRT(SUMXMY2([.C17:.T17];[.C3:.T3])/COUNTA([.C17:.T17]))" office:value-type="float" office:value="8.39713334126263" calcext:value-type="float">
            <text:p>8.39713334126263</text:p>
          </table:table-cell>
        </table:table-row>
        <table:table-row table:style-name="ro2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9.97886" calcext:value-type="float">
            <text:p>9.97886</text:p>
          </table:table-cell>
          <table:table-cell office:value-type="float" office:value="15.5549" calcext:value-type="float">
            <text:p>15.5549</text:p>
          </table:table-cell>
          <table:table-cell office:value-type="float" office:value="15.0726" calcext:value-type="float">
            <text:p>15.0726</text:p>
          </table:table-cell>
          <table:table-cell office:value-type="float" office:value="17.3571" calcext:value-type="float">
            <text:p>17.3571</text:p>
          </table:table-cell>
          <table:table-cell office:value-type="float" office:value="14.7718" calcext:value-type="float">
            <text:p>14.7718</text:p>
          </table:table-cell>
          <table:table-cell office:value-type="float" office:value="15.7225" calcext:value-type="float">
            <text:p>15.7225</text:p>
          </table:table-cell>
          <table:table-cell office:value-type="float" office:value="12.6597" calcext:value-type="float">
            <text:p>12.6597</text:p>
          </table:table-cell>
          <table:table-cell office:value-type="float" office:value="13.7356" calcext:value-type="float">
            <text:p>13.7356</text:p>
          </table:table-cell>
          <table:table-cell office:value-type="float" office:value="11.2459" calcext:value-type="float">
            <text:p>11.2459</text:p>
          </table:table-cell>
          <table:table-cell office:value-type="float" office:value="11.7957" calcext:value-type="float">
            <text:p>11.7957</text:p>
          </table:table-cell>
          <table:table-cell office:value-type="float" office:value="14.3197" calcext:value-type="float">
            <text:p>14.3197</text:p>
          </table:table-cell>
          <table:table-cell office:value-type="float" office:value="11.2036" calcext:value-type="float">
            <text:p>11.2036</text:p>
          </table:table-cell>
          <table:table-cell office:value-type="float" office:value="11.7693" calcext:value-type="float">
            <text:p>11.7693</text:p>
          </table:table-cell>
          <table:table-cell office:value-type="float" office:value="10.7886" calcext:value-type="float">
            <text:p>10.7886</text:p>
          </table:table-cell>
          <table:table-cell office:value-type="float" office:value="9.11617" calcext:value-type="float">
            <text:p>9.11617</text:p>
          </table:table-cell>
          <table:table-cell office:value-type="float" office:value="10.5903" calcext:value-type="float">
            <text:p>10.5903</text:p>
          </table:table-cell>
          <table:table-cell office:value-type="float" office:value="9.45097" calcext:value-type="float">
            <text:p>9.45097</text:p>
          </table:table-cell>
          <table:table-cell office:value-type="float" office:value="8.12629" calcext:value-type="float">
            <text:p>8.12629</text:p>
          </table:table-cell>
          <table:table-cell table:formula="of:=SQRT(SUMXMY2([.C18:.T18];[.C3:.T3])/COUNTA([.C18:.T18]))" office:value-type="float" office:value="8.96076768588588" calcext:value-type="float">
            <text:p>8.96076768588588</text:p>
          </table:table-cell>
        </table:table-row>
        <table:table-row table:style-name="ro2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1.1055" calcext:value-type="float">
            <text:p>11.1055</text:p>
          </table:table-cell>
          <table:table-cell office:value-type="float" office:value="12.7078" calcext:value-type="float">
            <text:p>12.7078</text:p>
          </table:table-cell>
          <table:table-cell office:value-type="float" office:value="12.3838" calcext:value-type="float">
            <text:p>12.3838</text:p>
          </table:table-cell>
          <table:table-cell office:value-type="float" office:value="10.9531" calcext:value-type="float">
            <text:p>10.9531</text:p>
          </table:table-cell>
          <table:table-cell office:value-type="float" office:value="10.9042" calcext:value-type="float">
            <text:p>10.9042</text:p>
          </table:table-cell>
          <table:table-cell office:value-type="float" office:value="12.8591" calcext:value-type="float">
            <text:p>12.8591</text:p>
          </table:table-cell>
          <table:table-cell office:value-type="float" office:value="12.1055" calcext:value-type="float">
            <text:p>12.1055</text:p>
          </table:table-cell>
          <table:table-cell office:value-type="float" office:value="12.2943" calcext:value-type="float">
            <text:p>12.2943</text:p>
          </table:table-cell>
          <table:table-cell office:value-type="float" office:value="10.4507" calcext:value-type="float">
            <text:p>10.4507</text:p>
          </table:table-cell>
          <table:table-cell office:value-type="float" office:value="10.9112" calcext:value-type="float">
            <text:p>10.9112</text:p>
          </table:table-cell>
          <table:table-cell office:value-type="float" office:value="12.0836" calcext:value-type="float">
            <text:p>12.0836</text:p>
          </table:table-cell>
          <table:table-cell office:value-type="float" office:value="10.5192" calcext:value-type="float">
            <text:p>10.5192</text:p>
          </table:table-cell>
          <table:table-cell office:value-type="float" office:value="10.8571" calcext:value-type="float">
            <text:p>10.8571</text:p>
          </table:table-cell>
          <table:table-cell office:value-type="float" office:value="9.60999" calcext:value-type="float">
            <text:p>9.60999</text:p>
          </table:table-cell>
          <table:table-cell office:value-type="float" office:value="9.4248" calcext:value-type="float">
            <text:p>9.4248</text:p>
          </table:table-cell>
          <table:table-cell office:value-type="float" office:value="8.73169" calcext:value-type="float">
            <text:p>8.73169</text:p>
          </table:table-cell>
          <table:table-cell office:value-type="float" office:value="8.09406" calcext:value-type="float">
            <text:p>8.09406</text:p>
          </table:table-cell>
          <table:table-cell office:value-type="float" office:value="7.91326" calcext:value-type="float">
            <text:p>7.91326</text:p>
          </table:table-cell>
          <table:table-cell table:formula="of:=SQRT(SUMXMY2([.C19:.T19];[.C3:.T3])/COUNTA([.C19:.T19]))" office:value-type="float" office:value="8.36590105759817" calcext:value-type="float">
            <text:p>8.36590105759817</text:p>
          </table:table-cell>
        </table:table-row>
        <table:table-row table:style-name="ro2">
          <table:table-cell table:number-columns-repeated="2" office:value-type="string" calcext:value-type="string">
            <text:p>BRISK</text:p>
          </table:table-cell>
          <table:table-cell office:value-type="float" office:value="13.3488" calcext:value-type="float">
            <text:p>13.3488</text:p>
          </table:table-cell>
          <table:table-cell office:value-type="float" office:value="21.5276" calcext:value-type="float">
            <text:p>21.5276</text:p>
          </table:table-cell>
          <table:table-cell office:value-type="float" office:value="12.6056" calcext:value-type="float">
            <text:p>12.6056</text:p>
          </table:table-cell>
          <table:table-cell office:value-type="float" office:value="15.2037" calcext:value-type="float">
            <text:p>15.2037</text:p>
          </table:table-cell>
          <table:table-cell office:value-type="float" office:value="27.6679" calcext:value-type="float">
            <text:p>27.6679</text:p>
          </table:table-cell>
          <table:table-cell office:value-type="float" office:value="19.0136" calcext:value-type="float">
            <text:p>19.0136</text:p>
          </table:table-cell>
          <table:table-cell office:value-type="float" office:value="16.6536" calcext:value-type="float">
            <text:p>16.6536</text:p>
          </table:table-cell>
          <table:table-cell office:value-type="float" office:value="16.0991" calcext:value-type="float">
            <text:p>16.0991</text:p>
          </table:table-cell>
          <table:table-cell office:value-type="float" office:value="14.8186" calcext:value-type="float">
            <text:p>14.8186</text:p>
          </table:table-cell>
          <table:table-cell office:value-type="float" office:value="13.9297" calcext:value-type="float">
            <text:p>13.9297</text:p>
          </table:table-cell>
          <table:table-cell office:value-type="float" office:value="13.1354" calcext:value-type="float">
            <text:p>13.1354</text:p>
          </table:table-cell>
          <table:table-cell office:value-type="float" office:value="11.6725" calcext:value-type="float">
            <text:p>11.6725</text:p>
          </table:table-cell>
          <table:table-cell office:value-type="float" office:value="11.8565" calcext:value-type="float">
            <text:p>11.8565</text:p>
          </table:table-cell>
          <table:table-cell office:value-type="float" office:value="12.4061" calcext:value-type="float">
            <text:p>12.4061</text:p>
          </table:table-cell>
          <table:table-cell office:value-type="float" office:value="12.7089" calcext:value-type="float">
            <text:p>12.7089</text:p>
          </table:table-cell>
          <table:table-cell office:value-type="float" office:value="11.4913" calcext:value-type="float">
            <text:p>11.4913</text:p>
          </table:table-cell>
          <table:table-cell office:value-type="float" office:value="9.31488" calcext:value-type="float">
            <text:p>9.31488</text:p>
          </table:table-cell>
          <table:table-cell office:value-type="float" office:value="10.6089" calcext:value-type="float">
            <text:p>10.6089</text:p>
          </table:table-cell>
          <table:table-cell table:formula="of:=SQRT(SUMXMY2([.C20:.T20];[.C3:.T3])/COUNTA([.C20:.T20]))" office:value-type="float" office:value="8.99737322873984" calcext:value-type="float">
            <text:p>8.99737322873984</text:p>
          </table:table-cell>
        </table:table-row>
        <table:table-row table:style-name="ro2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2.844" calcext:value-type="float">
            <text:p>12.844</text:p>
          </table:table-cell>
          <table:table-cell office:value-type="float" office:value="16.8061" calcext:value-type="float">
            <text:p>16.8061</text:p>
          </table:table-cell>
          <table:table-cell office:value-type="float" office:value="11.6678" calcext:value-type="float">
            <text:p>11.6678</text:p>
          </table:table-cell>
          <table:table-cell office:value-type="float" office:value="20.5182" calcext:value-type="float">
            <text:p>20.5182</text:p>
          </table:table-cell>
          <table:table-cell office:value-type="float" office:value="19.7068" calcext:value-type="float">
            <text:p>19.7068</text:p>
          </table:table-cell>
          <table:table-cell office:value-type="float" office:value="17.9553" calcext:value-type="float">
            <text:p>17.9553</text:p>
          </table:table-cell>
          <table:table-cell office:value-type="float" office:value="15.6075" calcext:value-type="float">
            <text:p>15.6075</text:p>
          </table:table-cell>
          <table:table-cell office:value-type="float" office:value="18.8252" calcext:value-type="float">
            <text:p>18.8252</text:p>
          </table:table-cell>
          <table:table-cell office:value-type="float" office:value="15.4645" calcext:value-type="float">
            <text:p>15.4645</text:p>
          </table:table-cell>
          <table:table-cell office:value-type="float" office:value="11.4809" calcext:value-type="float">
            <text:p>11.4809</text:p>
          </table:table-cell>
          <table:table-cell office:value-type="float" office:value="13.3621" calcext:value-type="float">
            <text:p>13.3621</text:p>
          </table:table-cell>
          <table:table-cell office:value-type="float" office:value="14.3096" calcext:value-type="float">
            <text:p>14.3096</text:p>
          </table:table-cell>
          <table:table-cell office:value-type="float" office:value="12.3266" calcext:value-type="float">
            <text:p>12.3266</text:p>
          </table:table-cell>
          <table:table-cell office:value-type="float" office:value="10.9457" calcext:value-type="float">
            <text:p>10.9457</text:p>
          </table:table-cell>
          <table:table-cell office:value-type="float" office:value="11.6437" calcext:value-type="float">
            <text:p>11.6437</text:p>
          </table:table-cell>
          <table:table-cell office:value-type="float" office:value="12.1533" calcext:value-type="float">
            <text:p>12.1533</text:p>
          </table:table-cell>
          <table:table-cell office:value-type="float" office:value="11.2239" calcext:value-type="float">
            <text:p>11.2239</text:p>
          </table:table-cell>
          <table:table-cell office:value-type="float" office:value="10.5465" calcext:value-type="float">
            <text:p>10.5465</text:p>
          </table:table-cell>
          <table:table-cell table:formula="of:=SQRT(SUMXMY2([.C21:.T21];[.C3:.T3])/COUNTA([.C21:.T21]))" office:value-type="float" office:value="9.79868803091629" calcext:value-type="float">
            <text:p>9.79868803091629</text:p>
          </table:table-cell>
        </table:table-row>
        <table:table-row table:style-name="ro2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4.8169" calcext:value-type="float">
            <text:p>14.8169</text:p>
          </table:table-cell>
          <table:table-cell office:value-type="float" office:value="18.7701" calcext:value-type="float">
            <text:p>18.7701</text:p>
          </table:table-cell>
          <table:table-cell office:value-type="float" office:value="13.2744" calcext:value-type="float">
            <text:p>13.2744</text:p>
          </table:table-cell>
          <table:table-cell office:value-type="float" office:value="16.3966" calcext:value-type="float">
            <text:p>16.3966</text:p>
          </table:table-cell>
          <table:table-cell office:value-type="float" office:value="20.1448" calcext:value-type="float">
            <text:p>20.1448</text:p>
          </table:table-cell>
          <table:table-cell office:value-type="float" office:value="19.4363" calcext:value-type="float">
            <text:p>19.4363</text:p>
          </table:table-cell>
          <table:table-cell office:value-type="float" office:value="18.2045" calcext:value-type="float">
            <text:p>18.2045</text:p>
          </table:table-cell>
          <table:table-cell office:value-type="float" office:value="16.9617" calcext:value-type="float">
            <text:p>16.9617</text:p>
          </table:table-cell>
          <table:table-cell office:value-type="float" office:value="14.5583" calcext:value-type="float">
            <text:p>14.5583</text:p>
          </table:table-cell>
          <table:table-cell office:value-type="float" office:value="11.338" calcext:value-type="float">
            <text:p>11.338</text:p>
          </table:table-cell>
          <table:table-cell office:value-type="float" office:value="13.3173" calcext:value-type="float">
            <text:p>13.3173</text:p>
          </table:table-cell>
          <table:table-cell office:value-type="float" office:value="11.4957" calcext:value-type="float">
            <text:p>11.4957</text:p>
          </table:table-cell>
          <table:table-cell office:value-type="float" office:value="11.8043" calcext:value-type="float">
            <text:p>11.8043</text:p>
          </table:table-cell>
          <table:table-cell office:value-type="float" office:value="12.7646" calcext:value-type="float">
            <text:p>12.7646</text:p>
          </table:table-cell>
          <table:table-cell office:value-type="float" office:value="11.2164" calcext:value-type="float">
            <text:p>11.2164</text:p>
          </table:table-cell>
          <table:table-cell office:value-type="float" office:value="11.5295" calcext:value-type="float">
            <text:p>11.5295</text:p>
          </table:table-cell>
          <table:table-cell office:value-type="float" office:value="10.2462" calcext:value-type="float">
            <text:p>10.2462</text:p>
          </table:table-cell>
          <table:table-cell office:value-type="float" office:value="11.2941" calcext:value-type="float">
            <text:p>11.2941</text:p>
          </table:table-cell>
          <table:table-cell table:formula="of:=SQRT(SUMXMY2([.C22:.T22];[.C3:.T3])/COUNTA([.C22:.T22]))" office:value-type="float" office:value="8.88546913127145" calcext:value-type="float">
            <text:p>8.88546913127145</text:p>
          </table:table-cell>
        </table:table-row>
        <table:table-row table:style-name="ro2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12.7572" calcext:value-type="float">
            <text:p>12.7572</text:p>
          </table:table-cell>
          <table:table-cell office:value-type="float" office:value="24.1346" calcext:value-type="float">
            <text:p>24.1346</text:p>
          </table:table-cell>
          <table:table-cell office:value-type="float" office:value="13.9958" calcext:value-type="float">
            <text:p>13.9958</text:p>
          </table:table-cell>
          <table:table-cell office:value-type="float" office:value="13.945" calcext:value-type="float">
            <text:p>13.945</text:p>
          </table:table-cell>
          <table:table-cell office:value-type="float" office:value="23.0668" calcext:value-type="float">
            <text:p>23.0668</text:p>
          </table:table-cell>
          <table:table-cell office:value-type="float" office:value="16.8902" calcext:value-type="float">
            <text:p>16.8902</text:p>
          </table:table-cell>
          <table:table-cell office:value-type="float" office:value="15.6183" calcext:value-type="float">
            <text:p>15.6183</text:p>
          </table:table-cell>
          <table:table-cell office:value-type="float" office:value="18.8608" calcext:value-type="float">
            <text:p>18.8608</text:p>
          </table:table-cell>
          <table:table-cell office:value-type="float" office:value="15.0056" calcext:value-type="float">
            <text:p>15.0056</text:p>
          </table:table-cell>
          <table:table-cell office:value-type="float" office:value="13.6697" calcext:value-type="float">
            <text:p>13.6697</text:p>
          </table:table-cell>
          <table:table-cell office:value-type="float" office:value="12.8806" calcext:value-type="float">
            <text:p>12.8806</text:p>
          </table:table-cell>
          <table:table-cell office:value-type="float" office:value="11.4167" calcext:value-type="float">
            <text:p>11.4167</text:p>
          </table:table-cell>
          <table:table-cell office:value-type="float" office:value="11.4355" calcext:value-type="float">
            <text:p>11.4355</text:p>
          </table:table-cell>
          <table:table-cell office:value-type="float" office:value="11.2969" calcext:value-type="float">
            <text:p>11.2969</text:p>
          </table:table-cell>
          <table:table-cell office:value-type="float" office:value="13.3016" calcext:value-type="float">
            <text:p>13.3016</text:p>
          </table:table-cell>
          <table:table-cell office:value-type="float" office:value="10.5139" calcext:value-type="float">
            <text:p>10.5139</text:p>
          </table:table-cell>
          <table:table-cell office:value-type="float" office:value="9.48418" calcext:value-type="float">
            <text:p>9.48418</text:p>
          </table:table-cell>
          <table:table-cell office:value-type="float" office:value="11.0214" calcext:value-type="float">
            <text:p>11.0214</text:p>
          </table:table-cell>
          <table:table-cell table:formula="of:=SQRT(SUMXMY2([.C23:.T23];[.C3:.T3])/COUNTA([.C23:.T23]))" office:value-type="float" office:value="8.99530772065945" calcext:value-type="float">
            <text:p>8.99530772065945</text:p>
          </table:table-cell>
        </table:table-row>
        <table:table-row table:style-name="ro2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2.9833" calcext:value-type="float">
            <text:p>12.9833</text:p>
          </table:table-cell>
          <table:table-cell office:value-type="float" office:value="16.0849" calcext:value-type="float">
            <text:p>16.0849</text:p>
          </table:table-cell>
          <table:table-cell office:value-type="float" office:value="16.7348" calcext:value-type="float">
            <text:p>16.7348</text:p>
          </table:table-cell>
          <table:table-cell office:value-type="float" office:value="12.5658" calcext:value-type="float">
            <text:p>12.5658</text:p>
          </table:table-cell>
          <table:table-cell office:value-type="float" office:value="26.359" calcext:value-type="float">
            <text:p>26.359</text:p>
          </table:table-cell>
          <table:table-cell office:value-type="float" office:value="14.5025" calcext:value-type="float">
            <text:p>14.5025</text:p>
          </table:table-cell>
          <table:table-cell office:value-type="float" office:value="13.581" calcext:value-type="float">
            <text:p>13.581</text:p>
          </table:table-cell>
          <table:table-cell office:value-type="float" office:value="16.5439" calcext:value-type="float">
            <text:p>16.5439</text:p>
          </table:table-cell>
          <table:table-cell office:value-type="float" office:value="17.9748" calcext:value-type="float">
            <text:p>17.9748</text:p>
          </table:table-cell>
          <table:table-cell office:value-type="float" office:value="14.6943" calcext:value-type="float">
            <text:p>14.6943</text:p>
          </table:table-cell>
          <table:table-cell office:value-type="float" office:value="15.9297" calcext:value-type="float">
            <text:p>15.9297</text:p>
          </table:table-cell>
          <table:table-cell office:value-type="float" office:value="11.7127" calcext:value-type="float">
            <text:p>11.7127</text:p>
          </table:table-cell>
          <table:table-cell office:value-type="float" office:value="13.3205" calcext:value-type="float">
            <text:p>13.3205</text:p>
          </table:table-cell>
          <table:table-cell office:value-type="float" office:value="10.5612" calcext:value-type="float">
            <text:p>10.5612</text:p>
          </table:table-cell>
          <table:table-cell office:value-type="float" office:value="14.2108" calcext:value-type="float">
            <text:p>14.2108</text:p>
          </table:table-cell>
          <table:table-cell office:value-type="float" office:value="11.0452" calcext:value-type="float">
            <text:p>11.0452</text:p>
          </table:table-cell>
          <table:table-cell office:value-type="float" office:value="10.1428" calcext:value-type="float">
            <text:p>10.1428</text:p>
          </table:table-cell>
          <table:table-cell office:value-type="float" office:value="12.2945" calcext:value-type="float">
            <text:p>12.2945</text:p>
          </table:table-cell>
          <table:table-cell table:formula="of:=SQRT(SUMXMY2([.C24:.T24];[.C3:.T3])/COUNTA([.C24:.T24]))" office:value-type="float" office:value="9.10263267500733" calcext:value-type="float">
            <text:p>9.10263267500733</text:p>
          </table:table-cell>
        </table:table-row>
        <table:table-row table:style-name="ro2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12.1791" calcext:value-type="float">
            <text:p>12.1791</text:p>
          </table:table-cell>
          <table:table-cell office:value-type="float" office:value="27.3691" calcext:value-type="float">
            <text:p>27.3691</text:p>
          </table:table-cell>
          <table:table-cell office:value-type="float" office:value="16.4781" calcext:value-type="float">
            <text:p>16.4781</text:p>
          </table:table-cell>
          <table:table-cell office:value-type="float" office:value="19.2718" calcext:value-type="float">
            <text:p>19.2718</text:p>
          </table:table-cell>
          <table:table-cell office:value-type="float" office:value="74.7317" calcext:value-type="float">
            <text:p>74.7317</text:p>
          </table:table-cell>
          <table:table-cell office:value-type="float" office:value="12.3529" calcext:value-type="float">
            <text:p>12.3529</text:p>
          </table:table-cell>
          <table:table-cell office:value-type="float" office:value="13.5257" calcext:value-type="float">
            <text:p>13.5257</text:p>
          </table:table-cell>
          <table:table-cell office:value-type="float" office:value="15.6358" calcext:value-type="float">
            <text:p>15.6358</text:p>
          </table:table-cell>
          <table:table-cell office:value-type="float" office:value="10.8122" calcext:value-type="float">
            <text:p>10.8122</text:p>
          </table:table-cell>
          <table:table-cell office:value-type="float" office:value="11.4759" calcext:value-type="float">
            <text:p>11.4759</text:p>
          </table:table-cell>
          <table:table-cell office:value-type="float" office:value="10.0665" calcext:value-type="float">
            <text:p>10.0665</text:p>
          </table:table-cell>
          <table:table-cell office:value-type="float" office:value="31.129" calcext:value-type="float">
            <text:p>31.129</text:p>
          </table:table-cell>
          <table:table-cell office:value-type="float" office:value="10.2427" calcext:value-type="float">
            <text:p>10.2427</text:p>
          </table:table-cell>
          <table:table-cell office:value-type="float" office:value="9.51962" calcext:value-type="float">
            <text:p>9.51962</text:p>
          </table:table-cell>
          <table:table-cell office:value-type="float" office:value="11.1263" calcext:value-type="float">
            <text:p>11.1263</text:p>
          </table:table-cell>
          <table:table-cell office:value-type="float" office:value="11.5065" calcext:value-type="float">
            <text:p>11.5065</text:p>
          </table:table-cell>
          <table:table-cell office:value-type="float" office:value="10.5939" calcext:value-type="float">
            <text:p>10.5939</text:p>
          </table:table-cell>
          <table:table-cell office:value-type="float" office:value="14.7949" calcext:value-type="float">
            <text:p>14.7949</text:p>
          </table:table-cell>
          <table:table-cell table:formula="of:=SQRT(SUMXMY2([.C25:.T25];[.C3:.T3])/COUNTA([.C25:.T25]))" office:value-type="float" office:value="18.3595507979459" calcext:value-type="float">
            <text:p>18.3595507979459</text:p>
          </table:table-cell>
        </table:table-row>
        <table:table-row table:style-name="ro2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21.3418" calcext:value-type="float">
            <text:p>21.3418</text:p>
          </table:table-cell>
          <table:table-cell office:value-type="float" office:value="47.92" calcext:value-type="float">
            <text:p>47.92</text:p>
          </table:table-cell>
          <table:table-cell office:value-type="float" office:value="103.665" calcext:value-type="float">
            <text:p>103.665</text:p>
          </table:table-cell>
          <table:table-cell office:value-type="float" office:value="14.0697" calcext:value-type="float">
            <text:p>14.0697</text:p>
          </table:table-cell>
          <table:table-cell office:value-type="float" office:value="22.8925" calcext:value-type="float">
            <text:p>22.8925</text:p>
          </table:table-cell>
          <table:table-cell office:value-type="float" office:value="18.3567" calcext:value-type="float">
            <text:p>18.3567</text:p>
          </table:table-cell>
          <table:table-cell office:value-type="float" office:value="55.1976" calcext:value-type="float">
            <text:p>55.1976</text:p>
          </table:table-cell>
          <table:table-cell office:value-type="float" office:value="76.7595" calcext:value-type="float">
            <text:p>76.7595</text:p>
          </table:table-cell>
          <table:table-cell office:value-type="float" office:value="70.7145" calcext:value-type="float">
            <text:p>70.7145</text:p>
          </table:table-cell>
          <table:table-cell office:value-type="float" office:value="16.2625" calcext:value-type="float">
            <text:p>16.2625</text:p>
          </table:table-cell>
          <table:table-cell office:value-type="float" office:value="17.4453" calcext:value-type="float">
            <text:p>17.4453</text:p>
          </table:table-cell>
          <table:table-cell office:value-type="float" office:value="14.1185" calcext:value-type="float">
            <text:p>14.1185</text:p>
          </table:table-cell>
          <table:table-cell office:value-type="float" office:value="13.301" calcext:value-type="float">
            <text:p>13.301</text:p>
          </table:table-cell>
          <table:table-cell office:value-type="float" office:value="9.71308" calcext:value-type="float">
            <text:p>9.71308</text:p>
          </table:table-cell>
          <table:table-cell office:value-type="float" office:value="8.816" calcext:value-type="float">
            <text:p>8.816</text:p>
          </table:table-cell>
          <table:table-cell office:value-type="float" office:value="10.9804" calcext:value-type="float">
            <text:p>10.9804</text:p>
          </table:table-cell>
          <table:table-cell office:value-type="float" office:value="13.442" calcext:value-type="float">
            <text:p>13.442</text:p>
          </table:table-cell>
          <table:table-cell office:value-type="float" office:value="19.0665" calcext:value-type="float">
            <text:p>19.0665</text:p>
          </table:table-cell>
          <table:table-cell table:formula="of:=SQRT(SUMXMY2([.C26:.T26];[.C3:.T3])/COUNTA([.C26:.T26]))" office:value-type="float" office:value="32.7598719313298" calcext:value-type="float">
            <text:p>32.7598719313298</text:p>
          </table:table-cell>
        </table:table-row>
        <table:table-row table:style-name="ro2">
          <table:table-cell table:number-columns-repeated="2" office:value-type="string" calcext:value-type="string">
            <text:p>ORB</text:p>
          </table:table-cell>
          <table:table-cell office:value-type="float" office:value="13.1826" calcext:value-type="float">
            <text:p>13.1826</text:p>
          </table:table-cell>
          <table:table-cell office:value-type="float" office:value="55.7894" calcext:value-type="float">
            <text:p>55.7894</text:p>
          </table:table-cell>
          <table:table-cell office:value-type="float" office:value="22.1258" calcext:value-type="float">
            <text:p>22.1258</text:p>
          </table:table-cell>
          <table:table-cell office:value-type="float" office:value="29.0687" calcext:value-type="float">
            <text:p>29.0687</text:p>
          </table:table-cell>
          <table:table-cell office:value-type="float" office:value="17.4583" calcext:value-type="float">
            <text:p>17.4583</text:p>
          </table:table-cell>
          <table:table-cell office:value-type="float" office:value="13.9481" calcext:value-type="float">
            <text:p>13.9481</text:p>
          </table:table-cell>
          <table:table-cell office:value-type="float" office:value="18.9616" calcext:value-type="float">
            <text:p>18.9616</text:p>
          </table:table-cell>
          <table:table-cell office:value-type="float" office:value="14.9471" calcext:value-type="float">
            <text:p>14.9471</text:p>
          </table:table-cell>
          <table:table-cell office:value-type="float" office:value="44.4698" calcext:value-type="float">
            <text:p>44.4698</text:p>
          </table:table-cell>
          <table:table-cell office:value-type="float" office:value="15.4646" calcext:value-type="float">
            <text:p>15.4646</text:p>
          </table:table-cell>
          <table:table-cell office:value-type="float" office:value="11.402" calcext:value-type="float">
            <text:p>11.402</text:p>
          </table:table-cell>
          <table:table-cell office:value-type="float" office:value="387.135" calcext:value-type="float">
            <text:p>387.135</text:p>
          </table:table-cell>
          <table:table-cell office:value-type="float" office:value="12.1717" calcext:value-type="float">
            <text:p>12.1717</text:p>
          </table:table-cell>
          <table:table-cell office:value-type="float" office:value="11.3895" calcext:value-type="float">
            <text:p>11.3895</text:p>
          </table:table-cell>
          <table:table-cell office:value-type="float" office:value="13.823" calcext:value-type="float">
            <text:p>13.823</text:p>
          </table:table-cell>
          <table:table-cell office:value-type="float" office:value="9.90331" calcext:value-type="float">
            <text:p>9.90331</text:p>
          </table:table-cell>
          <table:table-cell office:value-type="float" office:value="11.3999" calcext:value-type="float">
            <text:p>11.3999</text:p>
          </table:table-cell>
          <table:table-cell office:value-type="float" office:value="9.92938" calcext:value-type="float">
            <text:p>9.92938</text:p>
          </table:table-cell>
          <table:table-cell table:formula="of:=SQRT(SUMXMY2([.C27:.T27];[.C3:.T3])/COUNTA([.C27:.T27]))" office:value-type="float" office:value="94.8032910615831" calcext:value-type="float">
            <text:p>94.8032910615831</text:p>
          </table:table-cell>
        </table:table-row>
        <table:table-row table:style-name="ro2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11.0768" calcext:value-type="float">
            <text:p>11.0768</text:p>
          </table:table-cell>
          <table:table-cell office:value-type="float" office:value="157.744" calcext:value-type="float">
            <text:p>157.744</text:p>
          </table:table-cell>
          <table:table-cell office:value-type="float" office:value="16.5042" calcext:value-type="float">
            <text:p>16.5042</text:p>
          </table:table-cell>
          <table:table-cell office:value-type="float" office:value="38.2308" calcext:value-type="float">
            <text:p>38.2308</text:p>
          </table:table-cell>
          <table:table-cell office:value-type="float" office:value="25.0996" calcext:value-type="float">
            <text:p>25.0996</text:p>
          </table:table-cell>
          <table:table-cell office:value-type="float" office:value="14.284" calcext:value-type="float">
            <text:p>14.284</text:p>
          </table:table-cell>
          <table:table-cell office:value-type="float" office:value="11.7534" calcext:value-type="float">
            <text:p>11.7534</text:p>
          </table:table-cell>
          <table:table-cell office:value-type="float" office:value="15.3228" calcext:value-type="float">
            <text:p>15.3228</text:p>
          </table:table-cell>
          <table:table-cell office:value-type="float" office:value="11.3714" calcext:value-type="float">
            <text:p>11.3714</text:p>
          </table:table-cell>
          <table:table-cell office:value-type="float" office:value="12.3314" calcext:value-type="float">
            <text:p>12.3314</text:p>
          </table:table-cell>
          <table:table-cell office:value-type="float" office:value="11.1269" calcext:value-type="float">
            <text:p>11.1269</text:p>
          </table:table-cell>
          <table:table-cell office:value-type="float" office:value="15.4568" calcext:value-type="float">
            <text:p>15.4568</text:p>
          </table:table-cell>
          <table:table-cell office:value-type="float" office:value="8.34616" calcext:value-type="float">
            <text:p>8.34616</text:p>
          </table:table-cell>
          <table:table-cell office:value-type="float" office:value="11.1134" calcext:value-type="float">
            <text:p>11.1134</text:p>
          </table:table-cell>
          <table:table-cell office:value-type="float" office:value="9.85415" calcext:value-type="float">
            <text:p>9.85415</text:p>
          </table:table-cell>
          <table:table-cell office:value-type="float" office:value="8.74961" calcext:value-type="float">
            <text:p>8.74961</text:p>
          </table:table-cell>
          <table:table-cell office:value-type="float" office:value="11.114" calcext:value-type="float">
            <text:p>11.114</text:p>
          </table:table-cell>
          <table:table-cell office:value-type="float" office:value="11.2844" calcext:value-type="float">
            <text:p>11.2844</text:p>
          </table:table-cell>
          <table:table-cell table:formula="of:=SQRT(SUMXMY2([.C28:.T28];[.C3:.T3])/COUNTA([.C28:.T28]))" office:value-type="float" office:value="36.1130794228368" calcext:value-type="float">
            <text:p>36.1130794228368</text:p>
          </table:table-cell>
        </table:table-row>
        <table:table-row table:style-name="ro2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1.4319" calcext:value-type="float">
            <text:p>11.4319</text:p>
          </table:table-cell>
          <table:table-cell office:value-type="float" office:value="43.2611" calcext:value-type="float">
            <text:p>43.2611</text:p>
          </table:table-cell>
          <table:table-cell office:value-type="float" office:value="13.1658" calcext:value-type="float">
            <text:p>13.1658</text:p>
          </table:table-cell>
          <table:table-cell office:value-type="float" office:value="28.8796" calcext:value-type="float">
            <text:p>28.8796</text:p>
          </table:table-cell>
          <table:table-cell office:value-type="float" office:value="19.5701" calcext:value-type="float">
            <text:p>19.5701</text:p>
          </table:table-cell>
          <table:table-cell office:value-type="float" office:value="17.6672" calcext:value-type="float">
            <text:p>17.6672</text:p>
          </table:table-cell>
          <table:table-cell office:value-type="float" office:value="21.2422" calcext:value-type="float">
            <text:p>21.2422</text:p>
          </table:table-cell>
          <table:table-cell office:value-type="float" office:value="12.9979" calcext:value-type="float">
            <text:p>12.9979</text:p>
          </table:table-cell>
          <table:table-cell office:value-type="float" office:value="12.1543" calcext:value-type="float">
            <text:p>12.1543</text:p>
          </table:table-cell>
          <table:table-cell office:value-type="float" office:value="15.9075" calcext:value-type="float">
            <text:p>15.9075</text:p>
          </table:table-cell>
          <table:table-cell office:value-type="float" office:value="11.7917" calcext:value-type="float">
            <text:p>11.7917</text:p>
          </table:table-cell>
          <table:table-cell office:value-type="float" office:value="23.8866" calcext:value-type="float">
            <text:p>23.8866</text:p>
          </table:table-cell>
          <table:table-cell office:value-type="float" office:value="9.4064" calcext:value-type="float">
            <text:p>9.4064</text:p>
          </table:table-cell>
          <table:table-cell office:value-type="float" office:value="10.3117" calcext:value-type="float">
            <text:p>10.3117</text:p>
          </table:table-cell>
          <table:table-cell office:value-type="float" office:value="10.739" calcext:value-type="float">
            <text:p>10.739</text:p>
          </table:table-cell>
          <table:table-cell office:value-type="float" office:value="8.39056" calcext:value-type="float">
            <text:p>8.39056</text:p>
          </table:table-cell>
          <table:table-cell office:value-type="float" office:value="10.299" calcext:value-type="float">
            <text:p>10.299</text:p>
          </table:table-cell>
          <table:table-cell office:value-type="float" office:value="10.2833" calcext:value-type="float">
            <text:p>10.2833</text:p>
          </table:table-cell>
          <table:table-cell table:formula="of:=SQRT(SUMXMY2([.C29:.T29];[.C3:.T3])/COUNTA([.C29:.T29]))" office:value-type="float" office:value="13.3027161624058" calcext:value-type="float">
            <text:p>13.3027161624058</text:p>
          </table:table-cell>
        </table:table-row>
        <table:table-row table:style-name="ro2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1.9057" calcext:value-type="float">
            <text:p>11.9057</text:p>
          </table:table-cell>
          <table:table-cell office:value-type="float" office:value="15.567" calcext:value-type="float">
            <text:p>15.567</text:p>
          </table:table-cell>
          <table:table-cell office:value-type="float" office:value="13.3658" calcext:value-type="float">
            <text:p>13.3658</text:p>
          </table:table-cell>
          <table:table-cell office:value-type="float" office:value="14.4196" calcext:value-type="float">
            <text:p>14.4196</text:p>
          </table:table-cell>
          <table:table-cell office:value-type="float" office:value="14.7461" calcext:value-type="float">
            <text:p>14.7461</text:p>
          </table:table-cell>
          <table:table-cell office:value-type="float" office:value="14.7084" calcext:value-type="float">
            <text:p>14.7084</text:p>
          </table:table-cell>
          <table:table-cell office:value-type="float" office:value="15.8832" calcext:value-type="float">
            <text:p>15.8832</text:p>
          </table:table-cell>
          <table:table-cell office:value-type="float" office:value="13.9229" calcext:value-type="float">
            <text:p>13.9229</text:p>
          </table:table-cell>
          <table:table-cell office:value-type="float" office:value="13.8224" calcext:value-type="float">
            <text:p>13.8224</text:p>
          </table:table-cell>
          <table:table-cell office:value-type="float" office:value="11.8779" calcext:value-type="float">
            <text:p>11.8779</text:p>
          </table:table-cell>
          <table:table-cell office:value-type="float" office:value="12.3626" calcext:value-type="float">
            <text:p>12.3626</text:p>
          </table:table-cell>
          <table:table-cell office:value-type="float" office:value="10.3737" calcext:value-type="float">
            <text:p>10.3737</text:p>
          </table:table-cell>
          <table:table-cell office:value-type="float" office:value="10.0855" calcext:value-type="float">
            <text:p>10.0855</text:p>
          </table:table-cell>
          <table:table-cell office:value-type="float" office:value="10.0383" calcext:value-type="float">
            <text:p>10.0383</text:p>
          </table:table-cell>
          <table:table-cell office:value-type="float" office:value="10.0029" calcext:value-type="float">
            <text:p>10.0029</text:p>
          </table:table-cell>
          <table:table-cell office:value-type="float" office:value="10.3833" calcext:value-type="float">
            <text:p>10.3833</text:p>
          </table:table-cell>
          <table:table-cell office:value-type="float" office:value="9.63699" calcext:value-type="float">
            <text:p>9.63699</text:p>
          </table:table-cell>
          <table:table-cell office:value-type="float" office:value="8.9252" calcext:value-type="float">
            <text:p>8.9252</text:p>
          </table:table-cell>
          <table:table-cell table:formula="of:=SQRT(SUMXMY2([.C30:.T30];[.C3:.T3])/COUNTA([.C31:.T31]))" office:value-type="float" office:value="8.18664055298529" calcext:value-type="float">
            <text:p>8.18664055298529</text:p>
          </table:table-cell>
        </table:table-row>
        <table:table-row table:style-name="ro2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13.2804" calcext:value-type="float">
            <text:p>13.2804</text:p>
          </table:table-cell>
          <table:table-cell office:value-type="float" office:value="14.9101" calcext:value-type="float">
            <text:p>14.9101</text:p>
          </table:table-cell>
          <table:table-cell office:value-type="float" office:value="13.6728" calcext:value-type="float">
            <text:p>13.6728</text:p>
          </table:table-cell>
          <table:table-cell office:value-type="float" office:value="13.8482" calcext:value-type="float">
            <text:p>13.8482</text:p>
          </table:table-cell>
          <table:table-cell office:value-type="float" office:value="14.5457" calcext:value-type="float">
            <text:p>14.5457</text:p>
          </table:table-cell>
          <table:table-cell office:value-type="float" office:value="13.9096" calcext:value-type="float">
            <text:p>13.9096</text:p>
          </table:table-cell>
          <table:table-cell office:value-type="float" office:value="15.9355" calcext:value-type="float">
            <text:p>15.9355</text:p>
          </table:table-cell>
          <table:table-cell office:value-type="float" office:value="14.1209" calcext:value-type="float">
            <text:p>14.1209</text:p>
          </table:table-cell>
          <table:table-cell office:value-type="float" office:value="13.5101" calcext:value-type="float">
            <text:p>13.5101</text:p>
          </table:table-cell>
          <table:table-cell office:value-type="float" office:value="11.5913" calcext:value-type="float">
            <text:p>11.5913</text:p>
          </table:table-cell>
          <table:table-cell office:value-type="float" office:value="12.3566" calcext:value-type="float">
            <text:p>12.3566</text:p>
          </table:table-cell>
          <table:table-cell office:value-type="float" office:value="11.5656" calcext:value-type="float">
            <text:p>11.5656</text:p>
          </table:table-cell>
          <table:table-cell office:value-type="float" office:value="10.0978" calcext:value-type="float">
            <text:p>10.0978</text:p>
          </table:table-cell>
          <table:table-cell office:value-type="float" office:value="9.85942" calcext:value-type="float">
            <text:p>9.85942</text:p>
          </table:table-cell>
          <table:table-cell office:value-type="float" office:value="9.2737" calcext:value-type="float">
            <text:p>9.2737</text:p>
          </table:table-cell>
          <table:table-cell office:value-type="float" office:value="9.69983" calcext:value-type="float">
            <text:p>9.69983</text:p>
          </table:table-cell>
          <table:table-cell office:value-type="float" office:value="9.2604" calcext:value-type="float">
            <text:p>9.2604</text:p>
          </table:table-cell>
          <table:table-cell office:value-type="float" office:value="9.1542" calcext:value-type="float">
            <text:p>9.1542</text:p>
          </table:table-cell>
          <table:table-cell table:formula="of:=SQRT(SUMXMY2([.C31:.T31];[.C3:.T3])/COUNTA([.C31:.T31]))" office:value-type="float" office:value="8.25541364983979" calcext:value-type="float">
            <text:p>8.25541364983979</text:p>
          </table:table-cell>
        </table:table-row>
        <table:table-row table:style-name="ro2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2.4494" calcext:value-type="float">
            <text:p>12.4494</text:p>
          </table:table-cell>
          <table:table-cell office:value-type="float" office:value="14.3076" calcext:value-type="float">
            <text:p>14.3076</text:p>
          </table:table-cell>
          <table:table-cell office:value-type="float" office:value="13.1422" calcext:value-type="float">
            <text:p>13.1422</text:p>
          </table:table-cell>
          <table:table-cell office:value-type="float" office:value="14.3789" calcext:value-type="float">
            <text:p>14.3789</text:p>
          </table:table-cell>
          <table:table-cell office:value-type="float" office:value="15.5182" calcext:value-type="float">
            <text:p>15.5182</text:p>
          </table:table-cell>
          <table:table-cell office:value-type="float" office:value="13.7785" calcext:value-type="float">
            <text:p>13.7785</text:p>
          </table:table-cell>
          <table:table-cell office:value-type="float" office:value="15.6234" calcext:value-type="float">
            <text:p>15.6234</text:p>
          </table:table-cell>
          <table:table-cell office:value-type="float" office:value="14.189" calcext:value-type="float">
            <text:p>14.189</text:p>
          </table:table-cell>
          <table:table-cell office:value-type="float" office:value="13.3063" calcext:value-type="float">
            <text:p>13.3063</text:p>
          </table:table-cell>
          <table:table-cell office:value-type="float" office:value="11.5619" calcext:value-type="float">
            <text:p>11.5619</text:p>
          </table:table-cell>
          <table:table-cell office:value-type="float" office:value="12.4121" calcext:value-type="float">
            <text:p>12.4121</text:p>
          </table:table-cell>
          <table:table-cell office:value-type="float" office:value="11.3177" calcext:value-type="float">
            <text:p>11.3177</text:p>
          </table:table-cell>
          <table:table-cell office:value-type="float" office:value="9.984" calcext:value-type="float">
            <text:p>9.984</text:p>
          </table:table-cell>
          <table:table-cell office:value-type="float" office:value="10.4168" calcext:value-type="float">
            <text:p>10.4168</text:p>
          </table:table-cell>
          <table:table-cell office:value-type="float" office:value="10.0998" calcext:value-type="float">
            <text:p>10.0998</text:p>
          </table:table-cell>
          <table:table-cell office:value-type="float" office:value="9.6985" calcext:value-type="float">
            <text:p>9.6985</text:p>
          </table:table-cell>
          <table:table-cell office:value-type="float" office:value="8.9754" calcext:value-type="float">
            <text:p>8.9754</text:p>
          </table:table-cell>
          <table:table-cell office:value-type="float" office:value="9.1427" calcext:value-type="float">
            <text:p>9.1427</text:p>
          </table:table-cell>
          <table:table-cell table:formula="of:=SQRT(SUMXMY2([.C32:.T32];[.C3:.T3])/COUNTA([.C32:.T32]))" office:value-type="float" office:value="8.21076307889698" calcext:value-type="float">
            <text:p>8.21076307889698</text:p>
          </table:table-cell>
        </table:table-row>
        <table:table-row table:style-name="ro2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12.1239" calcext:value-type="float">
            <text:p>12.1239</text:p>
          </table:table-cell>
          <table:table-cell office:value-type="float" office:value="13.9005" calcext:value-type="float">
            <text:p>13.9005</text:p>
          </table:table-cell>
          <table:table-cell office:value-type="float" office:value="13.9589" calcext:value-type="float">
            <text:p>13.9589</text:p>
          </table:table-cell>
          <table:table-cell office:value-type="float" office:value="14.036" calcext:value-type="float">
            <text:p>14.036</text:p>
          </table:table-cell>
          <table:table-cell office:value-type="float" office:value="15.4585" calcext:value-type="float">
            <text:p>15.4585</text:p>
          </table:table-cell>
          <table:table-cell office:value-type="float" office:value="14.4454" calcext:value-type="float">
            <text:p>14.4454</text:p>
          </table:table-cell>
          <table:table-cell office:value-type="float" office:value="15.4405" calcext:value-type="float">
            <text:p>15.4405</text:p>
          </table:table-cell>
          <table:table-cell office:value-type="float" office:value="13.6867" calcext:value-type="float">
            <text:p>13.6867</text:p>
          </table:table-cell>
          <table:table-cell office:value-type="float" office:value="13.1065" calcext:value-type="float">
            <text:p>13.1065</text:p>
          </table:table-cell>
          <table:table-cell office:value-type="float" office:value="11.7862" calcext:value-type="float">
            <text:p>11.7862</text:p>
          </table:table-cell>
          <table:table-cell office:value-type="float" office:value="12.1616" calcext:value-type="float">
            <text:p>12.1616</text:p>
          </table:table-cell>
          <table:table-cell office:value-type="float" office:value="10.7717" calcext:value-type="float">
            <text:p>10.7717</text:p>
          </table:table-cell>
          <table:table-cell office:value-type="float" office:value="10.861" calcext:value-type="float">
            <text:p>10.861</text:p>
          </table:table-cell>
          <table:table-cell office:value-type="float" office:value="9.8762" calcext:value-type="float">
            <text:p>9.8762</text:p>
          </table:table-cell>
          <table:table-cell office:value-type="float" office:value="9.6285" calcext:value-type="float">
            <text:p>9.6285</text:p>
          </table:table-cell>
          <table:table-cell office:value-type="float" office:value="10.3531" calcext:value-type="float">
            <text:p>10.3531</text:p>
          </table:table-cell>
          <table:table-cell office:value-type="float" office:value="9.10004" calcext:value-type="float">
            <text:p>9.10004</text:p>
          </table:table-cell>
          <table:table-cell office:value-type="float" office:value="8.8069" calcext:value-type="float">
            <text:p>8.8069</text:p>
          </table:table-cell>
          <table:table-cell table:formula="of:=SQRT(SUMXMY2([.C33:.T33];[.C3:.T3])/COUNTA([.C33:.T33]))" office:value-type="float" office:value="8.1549812645728" calcext:value-type="float">
            <text:p>8.1549812645728</text:p>
          </table:table-cell>
        </table:table-row>
        <table:table-row table:style-name="ro2">
          <table:table-cell table:number-columns-repeated="2" office:value-type="string" calcext:value-type="string">
            <text:p>AKAZE</text:p>
          </table:table-cell>
          <table:table-cell office:value-type="float" office:value="12.3444" calcext:value-type="float">
            <text:p>12.3444</text:p>
          </table:table-cell>
          <table:table-cell office:value-type="float" office:value="13.9413" calcext:value-type="float">
            <text:p>13.9413</text:p>
          </table:table-cell>
          <table:table-cell office:value-type="float" office:value="12.875" calcext:value-type="float">
            <text:p>12.875</text:p>
          </table:table-cell>
          <table:table-cell office:value-type="float" office:value="14.2489" calcext:value-type="float">
            <text:p>14.2489</text:p>
          </table:table-cell>
          <table:table-cell office:value-type="float" office:value="16.0602" calcext:value-type="float">
            <text:p>16.0602</text:p>
          </table:table-cell>
          <table:table-cell office:value-type="float" office:value="13.8675" calcext:value-type="float">
            <text:p>13.8675</text:p>
          </table:table-cell>
          <table:table-cell office:value-type="float" office:value="15.3465" calcext:value-type="float">
            <text:p>15.3465</text:p>
          </table:table-cell>
          <table:table-cell office:value-type="float" office:value="14.1378" calcext:value-type="float">
            <text:p>14.1378</text:p>
          </table:table-cell>
          <table:table-cell office:value-type="float" office:value="13.8398" calcext:value-type="float">
            <text:p>13.8398</text:p>
          </table:table-cell>
          <table:table-cell office:value-type="float" office:value="11.5483" calcext:value-type="float">
            <text:p>11.5483</text:p>
          </table:table-cell>
          <table:table-cell office:value-type="float" office:value="12.1341" calcext:value-type="float">
            <text:p>12.1341</text:p>
          </table:table-cell>
          <table:table-cell office:value-type="float" office:value="10.9177" calcext:value-type="float">
            <text:p>10.9177</text:p>
          </table:table-cell>
          <table:table-cell office:value-type="float" office:value="11.0847" calcext:value-type="float">
            <text:p>11.0847</text:p>
          </table:table-cell>
          <table:table-cell office:value-type="float" office:value="10.5842" calcext:value-type="float">
            <text:p>10.5842</text:p>
          </table:table-cell>
          <table:table-cell office:value-type="float" office:value="10.0045" calcext:value-type="float">
            <text:p>10.0045</text:p>
          </table:table-cell>
          <table:table-cell office:value-type="float" office:value="9.7512" calcext:value-type="float">
            <text:p>9.7512</text:p>
          </table:table-cell>
          <table:table-cell office:value-type="float" office:value="9.06452" calcext:value-type="float">
            <text:p>9.06452</text:p>
          </table:table-cell>
          <table:table-cell office:value-type="float" office:value="8.974" calcext:value-type="float">
            <text:p>8.974</text:p>
          </table:table-cell>
          <table:table-cell table:formula="of:=SQRT(SUMXMY2([.C34:.T34];[.C3:.T3])/COUNTA([.C34:.T34]))" office:value-type="float" office:value="8.1358761839986" calcext:value-type="float">
            <text:p>8.1358761839986</text:p>
          </table:table-cell>
        </table:table-row>
        <table:table-row table:style-name="ro2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2.3917" calcext:value-type="float">
            <text:p>12.3917</text:p>
          </table:table-cell>
          <table:table-cell office:value-type="float" office:value="14.5049" calcext:value-type="float">
            <text:p>14.5049</text:p>
          </table:table-cell>
          <table:table-cell office:value-type="float" office:value="13.1886" calcext:value-type="float">
            <text:p>13.1886</text:p>
          </table:table-cell>
          <table:table-cell office:value-type="float" office:value="14.1141" calcext:value-type="float">
            <text:p>14.1141</text:p>
          </table:table-cell>
          <table:table-cell office:value-type="float" office:value="16.2212" calcext:value-type="float">
            <text:p>16.2212</text:p>
          </table:table-cell>
          <table:table-cell office:value-type="float" office:value="13.9616" calcext:value-type="float">
            <text:p>13.9616</text:p>
          </table:table-cell>
          <table:table-cell office:value-type="float" office:value="15.7668" calcext:value-type="float">
            <text:p>15.7668</text:p>
          </table:table-cell>
          <table:table-cell office:value-type="float" office:value="13.7661" calcext:value-type="float">
            <text:p>13.7661</text:p>
          </table:table-cell>
          <table:table-cell office:value-type="float" office:value="14.006" calcext:value-type="float">
            <text:p>14.006</text:p>
          </table:table-cell>
          <table:table-cell office:value-type="float" office:value="11.7502" calcext:value-type="float">
            <text:p>11.7502</text:p>
          </table:table-cell>
          <table:table-cell office:value-type="float" office:value="12.2176" calcext:value-type="float">
            <text:p>12.2176</text:p>
          </table:table-cell>
          <table:table-cell office:value-type="float" office:value="10.9923" calcext:value-type="float">
            <text:p>10.9923</text:p>
          </table:table-cell>
          <table:table-cell office:value-type="float" office:value="10.8611" calcext:value-type="float">
            <text:p>10.8611</text:p>
          </table:table-cell>
          <table:table-cell office:value-type="float" office:value="10.4739" calcext:value-type="float">
            <text:p>10.4739</text:p>
          </table:table-cell>
          <table:table-cell office:value-type="float" office:value="9.8159" calcext:value-type="float">
            <text:p>9.8159</text:p>
          </table:table-cell>
          <table:table-cell office:value-type="float" office:value="9.9456" calcext:value-type="float">
            <text:p>9.9456</text:p>
          </table:table-cell>
          <table:table-cell office:value-type="float" office:value="9.02048" calcext:value-type="float">
            <text:p>9.02048</text:p>
          </table:table-cell>
          <table:table-cell office:value-type="float" office:value="8.9634" calcext:value-type="float">
            <text:p>8.9634</text:p>
          </table:table-cell>
          <table:table-cell table:formula="of:=SQRT(SUMXMY2([.C35:.T35];[.C3:.T3])/COUNTA([.C35:.T35]))" office:value-type="float" office:value="8.09086149528659" calcext:value-type="float">
            <text:p>8.09086149528659</text:p>
          </table:table-cell>
        </table:table-row>
        <table:table-row table:style-name="ro2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1.5917" calcext:value-type="float">
            <text:p>11.5917</text:p>
          </table:table-cell>
          <table:table-cell office:value-type="float" office:value="13.0534" calcext:value-type="float">
            <text:p>13.0534</text:p>
          </table:table-cell>
          <table:table-cell office:value-type="float" office:value="13.5439" calcext:value-type="float">
            <text:p>13.5439</text:p>
          </table:table-cell>
          <table:table-cell office:value-type="float" office:value="18.9431" calcext:value-type="float">
            <text:p>18.9431</text:p>
          </table:table-cell>
          <table:table-cell office:value-type="float" office:value="14.9895" calcext:value-type="float">
            <text:p>14.9895</text:p>
          </table:table-cell>
          <table:table-cell office:value-type="float" office:value="11.5723" calcext:value-type="float">
            <text:p>11.5723</text:p>
          </table:table-cell>
          <table:table-cell office:value-type="float" office:value="14.0522" calcext:value-type="float">
            <text:p>14.0522</text:p>
          </table:table-cell>
          <table:table-cell office:value-type="float" office:value="14.9962" calcext:value-type="float">
            <text:p>14.9962</text:p>
          </table:table-cell>
          <table:table-cell office:value-type="float" office:value="12.9431" calcext:value-type="float">
            <text:p>12.9431</text:p>
          </table:table-cell>
          <table:table-cell office:value-type="float" office:value="10.8601" calcext:value-type="float">
            <text:p>10.8601</text:p>
          </table:table-cell>
          <table:table-cell office:value-type="float" office:value="12.7587" calcext:value-type="float">
            <text:p>12.7587</text:p>
          </table:table-cell>
          <table:table-cell office:value-type="float" office:value="9.812" calcext:value-type="float">
            <text:p>9.812</text:p>
          </table:table-cell>
          <table:table-cell office:value-type="float" office:value="9.5784" calcext:value-type="float">
            <text:p>9.5784</text:p>
          </table:table-cell>
          <table:table-cell office:value-type="float" office:value="9.55257" calcext:value-type="float">
            <text:p>9.55257</text:p>
          </table:table-cell>
          <table:table-cell office:value-type="float" office:value="9.46445" calcext:value-type="float">
            <text:p>9.46445</text:p>
          </table:table-cell>
          <table:table-cell office:value-type="float" office:value="8.76949" calcext:value-type="float">
            <text:p>8.76949</text:p>
          </table:table-cell>
          <table:table-cell office:value-type="float" office:value="9.5296" calcext:value-type="float">
            <text:p>9.5296</text:p>
          </table:table-cell>
          <table:table-cell office:value-type="float" office:value="9.3268" calcext:value-type="float">
            <text:p>9.3268</text:p>
          </table:table-cell>
          <table:table-cell table:formula="of:=SQRT(SUMXMY2([.C36:.T36];[.C3:.T3])/COUNTA([.C36:.T36]))" office:value-type="float" office:value="8.54872776932821" calcext:value-type="float">
            <text:p>8.54872776932821</text:p>
          </table:table-cell>
        </table:table-row>
        <table:table-row table:style-name="ro2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2.2521" calcext:value-type="float">
            <text:p>12.2521</text:p>
          </table:table-cell>
          <table:table-cell office:value-type="float" office:value="12.749" calcext:value-type="float">
            <text:p>12.749</text:p>
          </table:table-cell>
          <table:table-cell office:value-type="float" office:value="15.088" calcext:value-type="float">
            <text:p>15.088</text:p>
          </table:table-cell>
          <table:table-cell office:value-type="float" office:value="21.4352" calcext:value-type="float">
            <text:p>21.4352</text:p>
          </table:table-cell>
          <table:table-cell office:value-type="float" office:value="13.2195" calcext:value-type="float">
            <text:p>13.2195</text:p>
          </table:table-cell>
          <table:table-cell office:value-type="float" office:value="11.7003" calcext:value-type="float">
            <text:p>11.7003</text:p>
          </table:table-cell>
          <table:table-cell office:value-type="float" office:value="14.1814" calcext:value-type="float">
            <text:p>14.1814</text:p>
          </table:table-cell>
          <table:table-cell office:value-type="float" office:value="15.2576" calcext:value-type="float">
            <text:p>15.2576</text:p>
          </table:table-cell>
          <table:table-cell office:value-type="float" office:value="12.5341" calcext:value-type="float">
            <text:p>12.5341</text:p>
          </table:table-cell>
          <table:table-cell office:value-type="float" office:value="10.3097" calcext:value-type="float">
            <text:p>10.3097</text:p>
          </table:table-cell>
          <table:table-cell office:value-type="float" office:value="12.6763" calcext:value-type="float">
            <text:p>12.6763</text:p>
          </table:table-cell>
          <table:table-cell office:value-type="float" office:value="10.1383" calcext:value-type="float">
            <text:p>10.1383</text:p>
          </table:table-cell>
          <table:table-cell office:value-type="float" office:value="9.1796" calcext:value-type="float">
            <text:p>9.1796</text:p>
          </table:table-cell>
          <table:table-cell office:value-type="float" office:value="9.26794" calcext:value-type="float">
            <text:p>9.26794</text:p>
          </table:table-cell>
          <table:table-cell office:value-type="float" office:value="9.99639" calcext:value-type="float">
            <text:p>9.99639</text:p>
          </table:table-cell>
          <table:table-cell office:value-type="float" office:value="9.06852" calcext:value-type="float">
            <text:p>9.06852</text:p>
          </table:table-cell>
          <table:table-cell office:value-type="float" office:value="8.86364" calcext:value-type="float">
            <text:p>8.86364</text:p>
          </table:table-cell>
          <table:table-cell office:value-type="float" office:value="8.8419" calcext:value-type="float">
            <text:p>8.8419</text:p>
          </table:table-cell>
          <table:table-cell table:formula="of:=SQRT(SUMXMY2([.C37:.T37];[.C3:.T3])/COUNTA([.C37:.T37]))" office:value-type="float" office:value="8.83925143137667" calcext:value-type="float">
            <text:p>8.83925143137667</text:p>
          </table:table-cell>
        </table:table-row>
        <table:table-row table:style-name="ro2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1.2632" calcext:value-type="float">
            <text:p>11.2632</text:p>
          </table:table-cell>
          <table:table-cell office:value-type="float" office:value="13.6162" calcext:value-type="float">
            <text:p>13.6162</text:p>
          </table:table-cell>
          <table:table-cell office:value-type="float" office:value="13.5423" calcext:value-type="float">
            <text:p>13.5423</text:p>
          </table:table-cell>
          <table:table-cell office:value-type="float" office:value="20.5143" calcext:value-type="float">
            <text:p>20.5143</text:p>
          </table:table-cell>
          <table:table-cell office:value-type="float" office:value="13.5635" calcext:value-type="float">
            <text:p>13.5635</text:p>
          </table:table-cell>
          <table:table-cell office:value-type="float" office:value="11.975" calcext:value-type="float">
            <text:p>11.975</text:p>
          </table:table-cell>
          <table:table-cell office:value-type="float" office:value="14.6573" calcext:value-type="float">
            <text:p>14.6573</text:p>
          </table:table-cell>
          <table:table-cell office:value-type="float" office:value="13.1872" calcext:value-type="float">
            <text:p>13.1872</text:p>
          </table:table-cell>
          <table:table-cell office:value-type="float" office:value="13.5524" calcext:value-type="float">
            <text:p>13.5524</text:p>
          </table:table-cell>
          <table:table-cell office:value-type="float" office:value="11.3661" calcext:value-type="float">
            <text:p>11.3661</text:p>
          </table:table-cell>
          <table:table-cell office:value-type="float" office:value="12.0831" calcext:value-type="float">
            <text:p>12.0831</text:p>
          </table:table-cell>
          <table:table-cell office:value-type="float" office:value="10.093" calcext:value-type="float">
            <text:p>10.093</text:p>
          </table:table-cell>
          <table:table-cell office:value-type="float" office:value="10.0555" calcext:value-type="float">
            <text:p>10.0555</text:p>
          </table:table-cell>
          <table:table-cell office:value-type="float" office:value="9.8387" calcext:value-type="float">
            <text:p>9.8387</text:p>
          </table:table-cell>
          <table:table-cell office:value-type="float" office:value="8.9879" calcext:value-type="float">
            <text:p>8.9879</text:p>
          </table:table-cell>
          <table:table-cell office:value-type="float" office:value="8.7247" calcext:value-type="float">
            <text:p>8.7247</text:p>
          </table:table-cell>
          <table:table-cell office:value-type="float" office:value="9.1511" calcext:value-type="float">
            <text:p>9.1511</text:p>
          </table:table-cell>
          <table:table-cell office:value-type="float" office:value="9.4081" calcext:value-type="float">
            <text:p>9.4081</text:p>
          </table:table-cell>
          <table:table-cell table:formula="of:=SQRT(SUMXMY2([.C38:.T38];[.C3:.T3])/COUNTA([.C38:.T38]))" office:value-type="float" office:value="8.52779102575156" calcext:value-type="float">
            <text:p>8.52779102575156</text:p>
          </table:table-cell>
        </table:table-row>
        <table:table-row table:style-name="ro2">
          <table:table-cell table:number-columns-repeated="2" office:value-type="string" calcext:value-type="string">
            <text:p>SIFT</text:p>
          </table:table-cell>
          <table:table-cell office:value-type="float" office:value="11.3872" calcext:value-type="float">
            <text:p>11.3872</text:p>
          </table:table-cell>
          <table:table-cell office:value-type="float" office:value="12.5721" calcext:value-type="float">
            <text:p>12.5721</text:p>
          </table:table-cell>
          <table:table-cell office:value-type="float" office:value="12.7498" calcext:value-type="float">
            <text:p>12.7498</text:p>
          </table:table-cell>
          <table:table-cell office:value-type="float" office:value="18.7937" calcext:value-type="float">
            <text:p>18.7937</text:p>
          </table:table-cell>
          <table:table-cell office:value-type="float" office:value="12.4895" calcext:value-type="float">
            <text:p>12.4895</text:p>
          </table:table-cell>
          <table:table-cell office:value-type="float" office:value="11.1137" calcext:value-type="float">
            <text:p>11.1137</text:p>
          </table:table-cell>
          <table:table-cell office:value-type="float" office:value="13.5734" calcext:value-type="float">
            <text:p>13.5734</text:p>
          </table:table-cell>
          <table:table-cell office:value-type="float" office:value="14.4598" calcext:value-type="float">
            <text:p>14.4598</text:p>
          </table:table-cell>
          <table:table-cell office:value-type="float" office:value="12.6009" calcext:value-type="float">
            <text:p>12.6009</text:p>
          </table:table-cell>
          <table:table-cell office:value-type="float" office:value="10.5699" calcext:value-type="float">
            <text:p>10.5699</text:p>
          </table:table-cell>
          <table:table-cell office:value-type="float" office:value="11.2887" calcext:value-type="float">
            <text:p>11.2887</text:p>
          </table:table-cell>
          <table:table-cell office:value-type="float" office:value="11.0191" calcext:value-type="float">
            <text:p>11.0191</text:p>
          </table:table-cell>
          <table:table-cell office:value-type="float" office:value="9.24576" calcext:value-type="float">
            <text:p>9.24576</text:p>
          </table:table-cell>
          <table:table-cell office:value-type="float" office:value="10.2485" calcext:value-type="float">
            <text:p>10.2485</text:p>
          </table:table-cell>
          <table:table-cell office:value-type="float" office:value="9.7746" calcext:value-type="float">
            <text:p>9.7746</text:p>
          </table:table-cell>
          <table:table-cell office:value-type="float" office:value="8.9579" calcext:value-type="float">
            <text:p>8.9579</text:p>
          </table:table-cell>
          <table:table-cell office:value-type="float" office:value="8.6919" calcext:value-type="float">
            <text:p>8.6919</text:p>
          </table:table-cell>
          <table:table-cell office:value-type="float" office:value="9.00472" calcext:value-type="float">
            <text:p>9.00472</text:p>
          </table:table-cell>
          <table:table-cell table:formula="of:=SQRT(SUMXMY2([.C39:.T39];[.C3:.T3])/COUNTA([.C39:.T39]))" office:value-type="float" office:value="8.65234190968613" calcext:value-type="float">
            <text:p>8.65234190968613</text:p>
          </table:table-cell>
        </table:table-row>
        <table:table-row table:style-name="ro2">
          <table:table-cell table:style-name="Default" table:number-columns-repeated="21"/>
        </table:table-row>
        <table:table-row table:style-name="ro4">
          <table:table-cell table:style-name="ce1" office:value-type="string" calcext:value-type="string">
            <text:p>Top 3 Combinations according to RMSE</text:p>
          </table:table-cell>
          <table:table-cell table:style-name="ce10" table:number-columns-repeated="3"/>
          <table:table-cell table:style-name="Default" table:number-columns-repeated="17"/>
        </table:table-row>
        <table:table-row table:style-name="ro3">
          <table:table-cell table:style-name="ce2" office:value-type="string" calcext:value-type="string">
            <text:p>Detector</text:p>
          </table:table-cell>
          <table:table-cell table:style-name="ce2" office:value-type="string" calcext:value-type="string">
            <text:p>Descriptor</text:p>
          </table:table-cell>
          <table:table-cell table:style-name="ce2" office:value-type="string" calcext:value-type="string">
            <text:p>RMSE</text:p>
          </table:table-cell>
          <table:table-cell table:style-name="ce2"/>
          <table:table-cell table:style-name="Default" table:number-columns-repeated="17"/>
        </table:table-row>
        <table:table-row table:style-name="ro2">
          <table:table-cell table:style-name="ce15" table:formula="of:=INDEX([.A5:.A39];MATCH(SMALL([.U5:.U39];1);[.U5:.U39];0))" office:value-type="string" office:string-value="AKAZE" calcext:value-type="string">
            <text:p>AKAZE</text:p>
          </table:table-cell>
          <table:table-cell table:style-name="ce15" table:formula="of:=INDEX([.B5:.B39];MATCH(SMALL([.U5:.U39];1);[.U5:.U39];0))" office:value-type="string" office:string-value="SIFT" calcext:value-type="string">
            <text:p>SIFT</text:p>
          </table:table-cell>
          <table:table-cell table:style-name="Default" table:formula="of:=SMALL([.U5:.U39];1)" office:value-type="float" office:value="8.09086149528659" calcext:value-type="float">
            <text:p>8.09086149528659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table:number-columns-repeated="17"/>
        </table:table-row>
        <table:table-row table:style-name="ro2">
          <table:table-cell table:style-name="ce16" table:formula="of:=INDEX([.A5:.A39];MATCH(SMALL([.U5:.U39];2);[.U5:.U39];0))" office:value-type="string" office:string-value="AKAZE" calcext:value-type="string">
            <text:p>AKAZE</text:p>
          </table:table-cell>
          <table:table-cell table:style-name="ce16" table:formula="of:=INDEX([.B5:.B39];MATCH(SMALL([.U5:.U39];2);[.U5:.U39];0))" office:value-type="string" office:string-value="AKAZE" calcext:value-type="string">
            <text:p>AKAZE</text:p>
          </table:table-cell>
          <table:table-cell table:style-name="Default" table:formula="of:=SMALL([.U5:.U39];2)" office:value-type="float" office:value="8.1358761839986" calcext:value-type="float">
            <text:p>8.1358761839986</text:p>
          </table:table-cell>
          <table:table-cell table:style-name="Default" table:number-columns-repeated="18"/>
        </table:table-row>
        <table:table-row table:style-name="ro2">
          <table:table-cell table:style-name="ce17" table:formula="of:=INDEX([.A5:.A39];MATCH(SMALL([.U5:.U39];3);[.U5:.U39];0))" office:value-type="string" office:string-value="AKAZE" calcext:value-type="string">
            <text:p>AKAZE</text:p>
          </table:table-cell>
          <table:table-cell table:style-name="ce16" table:formula="of:=INDEX([.B5:.B39];MATCH(SMALL([.U5:.U39];3);[.U5:.U39];0))" office:value-type="string" office:string-value="FREAK" calcext:value-type="string">
            <text:p>FREAK</text:p>
          </table:table-cell>
          <table:table-cell table:style-name="Default" table:formula="of:=SMALL([.U5:.U39];3)" office:value-type="float" office:value="8.1549812645728" calcext:value-type="float">
            <text:p>8.1549812645728</text:p>
          </table:table-cell>
          <table:table-cell table:style-name="Default" table:number-columns-repeated="18"/>
        </table:table-row>
        <table:table-row table:style-name="ro2">
          <table:table-cell table:style-name="ce16" table:number-columns-repeated="2"/>
          <table:table-cell table:style-name="Default" table:number-columns-repeated="19"/>
        </table:table-row>
        <table:table-row table:style-name="ro4">
          <table:table-cell table:style-name="ce1" office:value-type="string" calcext:value-type="string">
            <text:p>Honorable Mention</text:p>
          </table:table-cell>
          <table:table-cell table:style-name="ce10" table:number-columns-repeated="3"/>
          <table:table-cell table:style-name="Default" table:number-columns-repeated="17"/>
        </table:table-row>
        <table:table-row table:style-name="ro3">
          <table:table-cell table:style-name="ce2" office:value-type="string" calcext:value-type="string">
            <text:p>Detector</text:p>
          </table:table-cell>
          <table:table-cell table:style-name="ce2" office:value-type="string" calcext:value-type="string">
            <text:p>Descriptor</text:p>
          </table:table-cell>
          <table:table-cell table:style-name="ce2" office:value-type="string" calcext:value-type="string">
            <text:p>RMSE</text:p>
          </table:table-cell>
          <table:table-cell table:style-name="ce2"/>
          <table:table-cell table:style-name="Default" table:number-columns-repeated="17"/>
        </table:table-row>
        <table:table-row table:style-name="ro2">
          <table:table-cell table:style-name="Default" office:value-type="string" calcext:value-type="string">
            <text:p>SHITOMASI</text:p>
          </table:table-cell>
          <table:table-cell table:style-name="Default" office:value-type="string" calcext:value-type="string">
            <text:p>BRIEF</text:p>
          </table:table-cell>
          <table:table-cell table:style-name="ce21" office:value-type="float" office:value="8.3417807536191" calcext:value-type="float">
            <text:p>8.3417807536191</text:p>
          </table:table-cell>
          <table:table-cell table:style-name="Default" table:number-columns-repeated="18"/>
        </table:table-row>
      </table:table>
      <table:named-expressions/>
      <table:database-ranges>
        <table:database-range table:name="__Anonymous_Sheet_DB__0" table:target-range-address="Sheet1.C3:Sheet1.C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7">00/00/0000</text:date>, <text:time style:data-style-name="N2" text:time-value="23:47:19.0779958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1:33:19.213263299</meta:creation-date>
    <dc:date>2019-07-17T00:44:53.275372287</dc:date>
    <meta:editing-duration>PT1H45M59S</meta:editing-duration>
    <meta:editing-cycles>33</meta:editing-cycles>
    <meta:generator>LibreOffice/6.0.7.3$Linux_X86_64 LibreOffice_project/00m0$Build-3</meta:generator>
    <meta:document-statistic meta:table-count="1" meta:cell-count="797" meta:object-count="0"/>
  </office:meta>
</office:document-meta>
</file>